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 style:list-style-name="L76">
      <style:paragraph-properties fo:line-height="150%"/>
      <style:text-properties style:font-name="Arial" style:font-name-asian="Arial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0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01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2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3" style:family="paragraph" style:parent-style-name="Text_20_body" style:list-style-name="L62">
      <style:paragraph-properties fo:margin-top="0cm" fo:margin-bottom="0cm" fo:line-height="150%" style:writing-mode="lr-tb"/>
    </style:style>
    <style:style style:name="P104" style:family="paragraph" style:parent-style-name="Text_20_body" style:list-style-name="L68">
      <style:paragraph-properties fo:margin-top="0cm" fo:margin-bottom="0cm" fo:line-height="150%" style:writing-mode="lr-tb"/>
    </style:style>
    <style:style style:name="P105" style:family="paragraph" style:parent-style-name="Text_20_body" style:list-style-name="L77">
      <style:paragraph-properties fo:margin-top="0cm" fo:margin-bottom="0cm" fo:line-height="150%" style:writing-mode="lr-tb"/>
    </style:style>
    <style:style style:name="P106" style:family="paragraph" style:parent-style-name="Text_20_body" style:list-style-name="L78">
      <style:paragraph-properties fo:margin-top="0cm" fo:margin-bottom="0cm" fo:line-height="150%" style:writing-mode="lr-tb"/>
    </style:style>
    <style:style style:name="P107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10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9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2" style:family="text"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3" style:family="text">
      <style:text-properties fo:font-variant="normal" fo:text-transform="none" fo:color="#0000ff" style:text-line-through-style="none" fo:font-size="22pt" fo:font-style="normal" style:text-underline-style="none" style:text-blinking="false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4" style:family="text">
      <style:text-properties style:language-asian="ja" style:country-asian="JP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1">res free# JVEMV6 44#10.2.1_1 / 44. currency / 10. prog-php / 2. tester / 1. start / <text:s/>20200103_160636</text:p>
      <text:p text:style-name="P11"/>
      <text:p text:style-name="P5">[do] <text:span text:style-name="T1">#_ </text:span></text:p>
      <text:list xml:id="list3219765883508732069" text:style-name="L1">
        <text:list-item>
          <text:p text:style-name="P18">REVIEW</text:p>
        </text:list-item>
        <text:list-item>
          <text:p text:style-name="P18">TASK-1 : start</text:p>
          <text:list>
            <text:list-item>
              <text:p text:style-name="P109">T-1.1</text:p>
              <text:list>
                <text:list-item>
                  <text:p text:style-name="P109">eclipst ==&gt; new task</text:p>
                </text:list-item>
                <text:list-item>
                  <text:p text:style-name="P109">DUP : controller : FxAdminController.php </text:p>
                  <text:list>
                    <text:list-item>
                      <text:p text:style-name="P18">==&gt; FxTesterController.php</text:p>
                    </text:list-item>
                  </text:list>
                </text:list-item>
                <text:list-item>
                  <text:p text:style-name="P18">edit</text:p>
                  <text:list>
                    <text:list-item>
                      <text:p text:style-name="P18"><text:span text:style-name="T1">#_ </text:span>class name</text:p>
                    </text:list-item>
                    <text:list-item>
                      <text:p text:style-name="P18"><text:span text:style-name="T1">#_ </text:span>index()</text:p>
                    </text:list-item>
                  </text:list>
                </text:list-item>
                <text:list-item>
                  <text:p text:style-name="P18">TEST : browse ==&gt; should error</text:p>
                  <text:list>
                    <text:list-item>
                      <text:p text:style-name="P18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8">T-1.2 : view</text:p>
              <text:list>
                <text:list-item>
                  <text:p text:style-name="P18">DUP : C:\WORKS_2\WS\Eclipse_Luna\Cake_IFM11\app\View\FxAdmin</text:p>
                  <text:list>
                    <text:list-item>
                      <text:p text:style-name="P18">==&gt; FxTester</text:p>
                    </text:list-item>
                  </text:list>
                </text:list-item>
                <text:list-item>
                  <text:p text:style-name="P18"><text:soft-page-break/>edit file ==&gt; index.ctp</text:p>
                </text:list-item>
                <text:list-item>
                  <text:p text:style-name="P18">TEST : browse ==&gt; OK</text:p>
                </text:list-item>
              </text:list>
            </text:list-item>
            <text:list-item>
              <text:p text:style-name="P18">T-1.3 : view → elements</text:p>
              <text:list>
                <text:list-item>
                  <text:p text:style-name="P18">DUP : fx_admins ==&gt; fx_testers</text:p>
                </text:list-item>
                <text:list-item>
                  <text:p text:style-name="P18">caller</text:p>
                </text:list-item>
                <text:list-item>
                  <text:p text:style-name="P18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842112706675719126" text:style-name="L2">
        <text:list-item>
          <text:p text:style-name="P19">TASK</text:p>
          <text:list>
            <text:list-item>
              <text:p text:style-name="P19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6696932427150901210" text:style-name="L3">
        <text:list-item>
          <text:p text:style-name="P20"/>
        </text:list-item>
      </text:list>
      <text:p text:style-name="P14"><text:line-break/><text:span text:style-name="T2">[/ 20200103_163407]</text:span></text:p>
      <text:p text:style-name="P14"/>
      <text:p text:style-name="P10"/>
      <text:p text:style-name="P5"><text:span text:style-name="T4">1</text:span>---------------------------------------------------------------------------</text:p>
      <text:p text:style-name="P11">res free# JVEMV6 44#10.2_2 / 44. currency / 10. prog-php / 2. tester / <text:s/>20200104_153103</text:p>
      <text:p text:style-name="P11"/>
      <text:p text:style-name="P5">[do] <text:span text:style-name="T1">#_ </text:span></text:p>
      <text:list xml:id="list1528812086356932430" text:style-name="L4">
        <text:list-item>
          <text:p text:style-name="P21">REVIEW</text:p>
        </text:list-item>
        <text:list-item>
          <text:p text:style-name="P21">TASK-1</text:p>
          <text:list>
            <text:list-item>
              <text:list>
                <text:list-item>
                  <text:p text:style-name="P21">javascript : libfx.js // C:\WORKS_2\WS\Eclipse_Luna\Cake_IFM11\app\webroot\js\</text:p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view ==&gt; add js function</text:p>
                  <text:list>
                    <text:list-item>
                      <text:p text:style-name="P21">index.ctp</text:p>
                      <text:list>
                        <text:list-item>
                          <text:p text:style-name="P21"><text:soft-page-break/>edit : “_idx_table_tr_Log_File” ==&gt; _idx_table_tr_Tester_1</text:p>
                        </text:list-item>
                      </text:list>
                    </text:list-item>
                    <text:list-item>
                      <text:p text:style-name="P21">element</text:p>
                      <text:list>
                        <text:list-item>
                          <text:p text:style-name="P21"><text:span text:style-name="T1">#_ </text:span>add string “Tester-1”</text:p>
                        </text:list-item>
                        <text:list-item>
                          <text:p text:style-name="P21"><text:span text:style-name="T1">#_ </text:span>css ==&gt; this td tag, class=”fx-tester_index_td_title”</text:p>
                        </text:list-item>
                        <text:list-item>
                          <text:p text:style-name="P21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1">js file</text:p>
                  <text:list>
                    <text:list-item>
                      <text:p text:style-name="P21">new FUNC : fx_tester_T_1()</text:p>
                      <text:list>
                        <text:list-item>
                          <text:p text:style-name="P21">sig</text:p>
                        </text:list-item>
                        <text:list-item>
                          <text:p text:style-name="P21">labels</text:p>
                        </text:list-item>
                        <text:list-item>
                          <text:p text:style-name="P21">caller</text:p>
                        </text:list-item>
                      </text:list>
                    </text:list-item>
                  </text:list>
                </text:list-item>
                <text:list-item>
                  <text:p text:style-name="P21">TEST ==&gt; OK</text:p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list>
                <text:list-item>
                  <text:p text:style-name="P21">js ==&gt; ajax</text:p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>js</text:p>
                  <text:list>
                    <text:list-item>
                      <text:p text:style-name="P21">C/P</text:p>
                    </text:list-item>
                    <text:list-item>
                      <text:p text:style-name="P21">TEST ==&gt; </text:p>
                      <text:list>
                        <text:list-item>
                          <text:p text:style-name="P21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2</text:p>
              <text:list>
                <text:list-item>
                  <text:p text:style-name="P21">php</text:p>
                  <text:list>
                    <text:list-item>
                      <text:p text:style-name="P21">new FUNC : fx_tester_T_1()</text:p>
                    </text:list-item>
                    <text:list-item>
                      <text:p text:style-name="P21">TEST ==&gt; <text:span text:style-name="T14">click</text:span></text:p>
                      <text:list>
                        <text:list-item>
                          <text:p text:style-name="P21">“ 500 (Internal Server Error)”</text:p>
                        </text:list-item>
                        <text:list-item>
                          <text:p text:style-name="P21">==&gt; OK</text:p>
                        </text:list-item>
                      </text:list>
                    </text:list-item>
                    <text:list-item>
                      <text:p text:style-name="P21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1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3 </text:p>
              <text:list>
                <text:list-item>
                  <text:p text:style-name="P21"><text:soft-page-break/>view : new view</text:p>
                  <text:list>
                    <text:list-item>
                      <text:p text:style-name="P21">fx_tester__t_1.ctp</text:p>
                    </text:list-item>
                    <text:list-item>
                      <text:p text:style-name="P21">TEST ==&gt; </text:p>
                      <text:list>
                        <text:list-item>
                          <text:p text:style-name="P21">PROBLEM : result ==&gt; not shown in div tag</text:p>
                          <text:list>
                            <text:list-item>
                              <text:p text:style-name="P21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IT </text:p>
              <text:list>
                <text:list-item>
                  <text:p text:style-name="P21">==&gt; OK</text:p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new Class : BarData</text:p>
                </text:list-item>
              </text:list>
            </text:list-item>
            <text:list-item>
              <text:p text:style-name="P21">T-3.1</text:p>
              <text:list>
                <text:list-item>
                  <text:p text:style-name="P21">new file : BarData.php</text:p>
                  <text:list>
                    <text:list-item>
                      <text:p text:style-name="P21">new class</text:p>
                    </text:list-item>
                  </text:list>
                </text:list-item>
                <text:list-item>
                  <text:p text:style-name="P21">AppController.php</text:p>
                  <text:list>
                    <text:list-item>
                      <text:p text:style-name="P21">require</text:p>
                    </text:list-item>
                  </text:list>
                </text:list-item>
                <text:list-item>
                  <text:p text:style-name="P21">TEST : load page</text:p>
                  <text:list>
                    <text:list-item>
                      <text:p text:style-name="P21">==&gt; PASSED</text:p>
                    </text:list-item>
                  </text:list>
                </text:list-item>
                <text:list-item>
                  <text:p text:style-name="P21">controller : instance == gen.</text:p>
                  <text:list>
                    <text:list-item>
                      <text:p text:style-name="P21">“$bd = new BarData;”</text:p>
                    </text:list-item>
                    <text:list-item>
                      <text:p text:style-name="P21">TEST : load page</text:p>
                      <text:list>
                        <text:list-item>
                          <text:p text:style-name="P2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IT</text:p>
            </text:list-item>
            <text:list-item>
              <text:p text:style-name="P21"><text:span text:style-name="T1">#_ </text:span>T-3.2 </text:p>
              <text:list>
                <text:list-item>
                  <text:list>
                    <text:list-item>
                      <text:p text:style-name="P21">more class fields</text:p>
                    </text:list-item>
                  </text:list>
                </text:list-item>
                <text:list-item>
                  <text:p text:style-name="P21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84821590895950782" text:style-name="L5">
        <text:list-item>
          <text:p text:style-name="P22">TASK-1</text:p>
          <text:list>
            <text:list-item>
              <text:p text:style-name="P22">get ==&gt; list of BarDatas</text:p>
              <text:list>
                <text:list-item>
                  <text:p text:style-name="P22">//_20200104_163637:next</text:p>
                </text:list-item>
                <text:list-item>
                  <text:p text:style-name="P22"><text:soft-page-break/>new FUNC : get_ListOf_BarDatas(...)</text:p>
                </text:list-item>
                <text:list-item>
                  <text:p text:style-name="P22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0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5365677" text:continue-numbering="true" text:style-name="L5">
        <text:list-item>
          <text:list>
            <text:list-item>
              <text:p text:style-name="P22"/>
            </text:list-item>
            <text:list-item>
              <text:p text:style-name="P22"/>
            </text:list-item>
          </text:list>
        </text:list-item>
      </text:list>
      <text:p text:style-name="P5">[further]</text:p>
      <text:list xml:id="list9031431897237676377" text:style-name="L6">
        <text:list-item>
          <text:p text:style-name="P23"/>
        </text:list-item>
      </text:list>
      <text:p text:style-name="P14"><text:line-break/><text:span text:style-name="T2">[/ 20200104_163421]</text:span></text:p>
      <text:p text:style-name="P14"/>
      <text:p text:style-name="P9"/>
      <text:p text:style-name="P5"><text:span text:style-name="T4">2</text:span>---------------------------------------------------------------------------</text:p>
      <text:p text:style-name="P11">res free# JVEMV6 44#10.2_3 / 44. currency / 10. prog-php / 2. tester / <text:s/>XXXX</text:p>
      <text:p text:style-name="P11"/>
      <text:p text:style-name="P5">[do] <text:span text:style-name="T1">#_ </text:span></text:p>
      <text:list xml:id="list35341470" text:continue-list="list3219765883508732069" text:style-name="L1">
        <text:list-item>
          <text:p text:style-name="P18">REVIEW</text:p>
        </text:list-item>
        <text:list-item>
          <text:p text:style-name="P18">TASK-1</text:p>
          <text:list>
            <text:list-item>
              <text:list>
                <text:list-item>
                  <text:p text:style-name="P18">get ==&gt; list of BarDatas</text:p>
                  <text:list>
                    <text:list-item>
                      <text:p text:style-name="P18">//_20200104_163637:next</text:p>
                    </text:list-item>
                    <text:list-item>
                      <text:p text:style-name="P18">new FUNC : get_ListOf_BarDatas(...)</text:p>
                    </text:list-item>
                    <text:list-item>
                      <text:p text:style-name="P18">open file</text:p>
                    </text:list-item>
                  </text:list>
                </text:list-item>
                <text:list-item>
                  <text:p text:style-name="P97">steps</text:p>
                  <text:list>
                    <text:list-item>
                      <text:p text:style-name="P97"><text:soft-page-break/>open file</text:p>
                    </text:list-item>
                    <text:list-item>
                      <text:p text:style-name="P97">read lines</text:p>
                    </text:list-item>
                  </text:list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new file : libfx_php</text:p>
                  <text:list>
                    <text:list-item>
                      <text:p text:style-name="P18">DUP : </text:p>
                    </text:list-item>
                    <text:list-item>
                      <text:p text:style-name="P18">require</text:p>
                    </text:list-item>
                  </text:list>
                </text:list-item>
                <text:list-item>
                  <text:p text:style-name="P18">TEST ==&gt; browse 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  <text:list-item>
              <text:p text:style-name="P18">T-1.2</text:p>
              <text:list>
                <text:list-item>
                  <text:list>
                    <text:list-item>
                      <text:p text:style-name="P18">//_20200105_145737:tmp</text:p>
                    </text:list-item>
                    <text:list-item>
                      <text:p text:style-name="P18">new FUNC : get_ListOf_BarDatas(...)</text:p>
                    </text:list-item>
                  </text:list>
                </text:list-item>
                <text:list-item>
                  <text:p text:style-name="P18">sig</text:p>
                </text:list-item>
                <text:list-item>
                  <text:p text:style-name="P18">labels</text:p>
                  <text:list>
                    <text:list-item>
                      <text:p text:style-name="P18"><text:tab/><text:tab/>//_20200105_125406:caller</text:p>
                    </text:list-item>
                    <text:list-item>
                      <text:p text:style-name="P18"><text:tab/><text:tab/>//_20200105_125411:head</text:p>
                    </text:list-item>
                    <text:list-item>
                      <text:p text:style-name="P18"><text:tab/><text:tab/>//_20200105_125417:wl</text:p>
                    </text:list-item>
                  </text:list>
                </text:list-item>
                <text:list-item>
                  <text:p text:style-name="P18">TEST ==&gt; browse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  <text:list-item>
              <text:p text:style-name="P18">T-1.3 : open file → csv</text:p>
              <text:list>
                <text:list-item>
                  <text:p text:style-name="P1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83446426708972910" text:style-name="L7">
        <text:list-item>
          <text:p text:style-name="P24">TASK</text:p>
          <text:list>
            <text:list-item>
              <text:p text:style-name="P24">conv ==&gt; csv lines to → bardatas</text:p>
              <text:list>
                <text:list-item>
                  <text:p text:style-name="P24">new FUNC : conv_CSV_Lines_To_BarDatas($lo_CSV_Lines, $lenOf_Header_Lines : int) : $lo_BarDatas</text:p>
                </text:list-item>
                <text:list-item>
                  <text:p text:style-name="P24">//_20200105_153133:next</text:p>
                </text:list-item>
              </text:list>
            </text:list-item>
          </text:list>
        </text:list-item>
      </text:list>
      <text:p text:style-name="P5">[further]</text:p>
      <text:list xml:id="list3608746964801824209" text:style-name="L8">
        <text:list-item>
          <text:p text:style-name="P25"/>
        </text:list-item>
      </text:list>
      <text:p text:style-name="P14"><text:line-break/><text:soft-page-break/><text:span text:style-name="T2">[/ 20200105_153156]</text:span></text:p>
      <text:p text:style-name="P14"/>
      <text:p text:style-name="P9"/>
      <text:p text:style-name="P5"><text:span text:style-name="T4">3</text:span>---------------------------------------------------------------------------</text:p>
      <text:p text:style-name="P11">res free# JVEMV6 44#10.2_4 / 44. currency / 10. prog-php / 2. tester / <text:s/>20200105_171511</text:p>
      <text:p text:style-name="P11"/>
      <text:p text:style-name="P5">[do] <text:span text:style-name="T1">#_ </text:span></text:p>
      <text:list xml:id="list6448948650378176520" text:style-name="L9">
        <text:list-item>
          <text:p text:style-name="P26">REVIEW</text:p>
        </text:list-item>
        <text:list-item>
          <text:p text:style-name="P26">TASK-1 : </text:p>
          <text:list>
            <text:list-item>
              <text:list>
                <text:list-item>
                  <text:p text:style-name="P26">conv ==&gt; csv lines to → bardatas</text:p>
                  <text:list>
                    <text:list-item>
                      <text:p text:style-name="P26">new FUNC : conv_CSV_Lines_To_BarDatas($lo_CSV_Lines, $lenOf_Header_Lines : int) : $lo_BarDatas</text:p>
                    </text:list-item>
                    <text:list-item>
                      <text:p text:style-name="P26">//_20200105_153133:next</text:p>
                    </text:list-item>
                  </text:list>
                </text:list-item>
              </text:list>
            </text:list-item>
            <text:list-item>
              <text:p text:style-name="P26">T-2.1 </text:p>
              <text:list>
                <text:list-item>
                  <text:p text:style-name="P26">CODE : func “conv_CSV_Lines_To_BarDatas”</text:p>
                  <text:list>
                    <text:list-item>
                      <text:p text:style-name="P26">up to ==&gt; price_High</text:p>
                    </text:list-item>
                  </text:list>
                </text:list-item>
                <text:list-item>
                  <text:p text:style-name="P26">TEST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  <text:list-item>
              <text:p text:style-name="P26">T-2.2</text:p>
              <text:list>
                <text:list-item>
                  <text:p text:style-name="P26">CODE</text:p>
                </text:list-item>
                <text:list-item>
                  <text:p text:style-name="P26">TEST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635696784209917804" text:style-name="L10">
        <text:list-item>
          <text:p text:style-name="P27">TASK</text:p>
          <text:list>
            <text:list-item>
              <text:p text:style-name="P27">new file : FxTester.php</text:p>
              <text:list>
                <text:list-item>
                  <text:p text:style-name="P27">==&gt; new func : test_T_1($lo_BarDatas) : ??</text:p>
                </text:list-item>
              </text:list>
            </text:list-item>
            <text:list-item>
              <text:p text:style-name="P27">//_20200105_174937:next</text:p>
            </text:list-item>
          </text:list>
        </text:list-item>
      </text:list>
      <text:p text:style-name="P5"><text:soft-page-break/>[further]</text:p>
      <text:list xml:id="list1920083216012668283" text:style-name="L11">
        <text:list-item>
          <text:p text:style-name="P28"/>
        </text:list-item>
      </text:list>
      <text:p text:style-name="P14"><text:line-break/><text:span text:style-name="T2">[/ 20200105_174715]</text:span></text:p>
      <text:p text:style-name="P14"/>
      <text:p text:style-name="P9"/>
      <text:p text:style-name="P5"><text:span text:style-name="T4">4</text:span>---------------------------------------------------------------------------</text:p>
      <text:p text:style-name="P11">res free# JVEMV6 44#10.2_5 / 44. currency / 10. prog-php / 2. tester / <text:s/>20200106_125610</text:p>
      <text:p text:style-name="P11"/>
      <text:p text:style-name="P5">[do] <text:span text:style-name="T1">#_ </text:span></text:p>
      <text:list xml:id="list4126954584426582317" text:style-name="L12">
        <text:list-item>
          <text:p text:style-name="P29">REVIEW</text:p>
        </text:list-item>
        <text:list-item>
          <text:p text:style-name="P29">TASK-1 </text:p>
          <text:list>
            <text:list-item>
              <text:list>
                <text:list-item>
                  <text:p text:style-name="P29">new file : FxTester.php</text:p>
                  <text:list>
                    <text:list-item>
                      <text:p text:style-name="P29">==&gt; new func : test_T_1($lo_BarDatas) : ??</text:p>
                    </text:list-item>
                  </text:list>
                </text:list-item>
                <text:list-item>
                  <text:p text:style-name="P29">//_20200105_174937:next</text:p>
                </text:list-item>
              </text:list>
            </text:list-item>
            <text:list-item>
              <text:p text:style-name="P29">T-1.1 : “* step : 2<text:tab/> <text:tab/><text:tab/>tester ==&gt; exec”</text:p>
              <text:list>
                <text:list-item>
                  <text:p text:style-name="P29">new FUNC : fx_tester_T_1__Exec($lo_BarDatas); </text:p>
                  <text:list>
                    <text:list-item>
                      <text:p text:style-name="P29">sig</text:p>
                    </text:list-item>
                    <text:list-item>
                      <text:p text:style-name="P29">labels</text:p>
                      <text:list>
                        <text:list-item>
                          <text:p text:style-name="P29"/>
                        </text:list-item>
                      </text:list>
                    </text:list-item>
                    <text:list-item>
                      <text:p text:style-name="P29">caller</text:p>
                    </text:list-item>
                    <text:list-item>
                      <text:p text:style-name="P29">empty lines</text:p>
                    </text:list-item>
                    <text:list-item>
                      <text:p text:style-name="P30">TEST ==&gt; OK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T-1.2 : draw ==&gt; flowchart </text:p>
              <text:list>
                <text:list-item>
                  <text:list>
                    <text:list-item>
                      <text:p text:style-name="P29">REF ==&gt; 44#8.43_7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SEG-1.1</text:p>
              <text:list>
                <text:list-item>
                  <text:list>
                    <text:list-item>
                      <text:p text:style-name="P29">new FILE : lib_tester.php (utils\fx)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SEG-1.2</text:p>
              <text:list>
                <text:list-item>
                  <text:list>
                    <text:list-item>
                      <text:p text:style-name="P29"><text:soft-page-break/>change name ==&gt; FxEaTestersController</text:p>
                    </text:list-item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  <text:list-item>
              <text:p text:style-name="P29">T-1.3 : coding (lib_tester.php (utils\fx))</text:p>
              <text:list>
                <text:list-item>
                  <text:p text:style-name="P29">“step : A : 1” ~~</text:p>
                </text:list-item>
                <text:list-item>
                  <text:p text:style-name="P29">~~ “B : 3” ==&gt; OK</text:p>
                </text:list-item>
              </text:list>
            </text:list-item>
            <text:list-item>
              <text:p text:style-name="P29">T-1.4</text:p>
              <text:list>
                <text:list-item>
                  <text:list>
                    <text:list-item>
                      <text:p text:style-name="P29">“j1”</text:p>
                    </text:list-item>
                  </text:list>
                </text:list-item>
                <text:list-item>
                  <text:p text:style-name="P29">==&gt; OK </text:p>
                </text:list-item>
              </text:list>
            </text:list-item>
            <text:list-item>
              <text:p text:style-name="P29"><text:span text:style-name="T1">#_ </text:span>SEG-1.3</text:p>
              <text:list>
                <text:list-item>
                  <text:list>
                    <text:list-item>
                      <text:p text:style-name="P29">“j1 : N” ==&gt; to a func</text:p>
                    </text:list-item>
                  </text:list>
                </text:list-item>
                <text:list-item>
                  <text:p text:style-name="P29">new FUNC : loop_J1_N($lo_BarDatas, $flg_Position)</text:p>
                  <text:list>
                    <text:list-item>
                      <text:p text:style-name="P29">sig</text:p>
                    </text:list-item>
                    <text:list-item>
                      <text:p text:style-name="P29">labels</text:p>
                    </text:list-item>
                    <text:list-item>
                      <text:p text:style-name="P29">caller</text:p>
                    </text:list-item>
                    <text:list-item>
                      <text:p text:style-name="P29">move lines ==&gt; to this func</text:p>
                    </text:list-item>
                    <text:list-item>
                      <text:p text:style-name="P29">TEST ==&gt; </text:p>
                    </text:list-item>
                  </text:list>
                </text:list-item>
              </text:list>
            </text:list-item>
            <text:list-item>
              <text:p text:style-name="P29">T-1.5 : “j1 : N : 1” ~~ </text:p>
              <text:list>
                <text:list-item>
                  <text:p text:style-name="P29">CODE : ~~ “j2 : Y/N : 1”</text:p>
                </text:list-item>
                <text:list-item>
                  <text:p text:style-name="P2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224938499588448793" text:style-name="L13">
        <text:list-item>
          <text:p text:style-name="P31">TASK : “j2 : Y : 2” ~~</text:p>
          <text:list>
            <text:list-item>
              <text:p text:style-name="P31">//_20200106_143611:next</text:p>
            </text:list-item>
          </text:list>
        </text:list-item>
      </text:list>
      <text:p text:style-name="P5">[further]</text:p>
      <text:list xml:id="list6623554043318885431" text:style-name="L14">
        <text:list-item>
          <text:p text:style-name="P32"/>
        </text:list-item>
      </text:list>
      <text:p text:style-name="P14"><text:line-break/><text:span text:style-name="T2">[/ 20200106_144107]</text:span></text:p>
      <text:p text:style-name="P14"/>
      <text:p text:style-name="P9"/>
      <text:p text:style-name="P5"><text:soft-page-break/><text:span text:style-name="T4">5</text:span>---------------------------------------------------------------------------</text:p>
      <text:p text:style-name="P11">res free# JVEMV6 44#10.2_6 / 44. currency / 10. prog-php / 2. tester / <text:s/>20200106_171753</text:p>
      <text:p text:style-name="P11"/>
      <text:p text:style-name="P5">[do] <text:span text:style-name="T1">#_ </text:span></text:p>
      <text:list xml:id="list8302385592534547699" text:style-name="L15">
        <text:list-item>
          <text:p text:style-name="P33">REVIEW </text:p>
        </text:list-item>
        <text:list-item>
          <text:p text:style-name="P33">TASK-1 : “j2 : Y : 2” ~~</text:p>
          <text:list>
            <text:list-item>
              <text:list>
                <text:list-item>
                  <text:p text:style-name="P33">//_20200106_143611:next</text:p>
                </text:list-item>
              </text:list>
            </text:list-item>
            <text:list-item>
              <text:p text:style-name="P33">T-1.1 : new FILE → Pos.php</text:p>
              <text:list>
                <text:list-item>
                  <text:p text:style-name="P33">DUP : BarData.php</text:p>
                </text:list-item>
                <text:list-item>
                  <text:p text:style-name="P33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3">dummy line : → use Pos</text:p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1.2 : “j2 : Y : 2”</text:p>
              <text:list>
                <text:list-item>
                  <text:p text:style-name="P33">~~ “j2 : Y : 3”</text:p>
                </text:list-item>
                <text:list-item>
                  <text:p text:style-name="P33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694853785990275922" text:style-name="L16">
        <text:list-item>
          <text:p text:style-name="P34">TASK : “j2 : Y : 4” ~~</text:p>
          <text:list>
            <text:list-item>
              <text:p text:style-name="P34">//_20200106_175914:next</text:p>
            </text:list-item>
          </text:list>
        </text:list-item>
      </text:list>
      <text:p text:style-name="P5">[further]</text:p>
      <text:list xml:id="list552792529894141259" text:style-name="L17">
        <text:list-item>
          <text:p text:style-name="P35"/>
        </text:list-item>
      </text:list>
      <text:p text:style-name="P14"><text:line-break/><text:span text:style-name="T2">[/ XXX]</text:span></text:p>
      <text:p text:style-name="P9"/>
      <text:p text:style-name="P5"><text:span text:style-name="T4">6</text:span>---------------------------------------------------------------------------</text:p>
      <text:p text:style-name="P11">res free# JVEMV6 44#10.2_7 / 44. currency / 10. prog-php / 2. tester / <text:s/>XXXX</text:p>
      <text:p text:style-name="P11"><text:soft-page-break/></text:p>
      <text:p text:style-name="P5">[do] <text:span text:style-name="T1">#_ </text:span></text:p>
      <text:list xml:id="list3917723844468080510" text:style-name="L18">
        <text:list-item>
          <text:p text:style-name="P36">REVIEW</text:p>
        </text:list-item>
        <text:list-item>
          <text:p text:style-name="P36">TASK-1 : “j2 : Y : 4” ~~</text:p>
          <text:list>
            <text:list-item>
              <text:list>
                <text:list-item>
                  <text:p text:style-name="P36">//_20200106_175914:next</text:p>
                </text:list-item>
              </text:list>
            </text:list-item>
            <text:list-item>
              <text:p text:style-name="P36">T-1.1 </text:p>
              <text:list>
                <text:list-item>
                  <text:p text:style-name="P36">pos → init</text:p>
                  <text:list>
                    <text:list-item>
                      <text:p text:style-name="P36">new FUNC : init_Pos();</text:p>
                    </text:list-item>
                  </text:list>
                </text:list-item>
                <text:list-item>
                  <text:p text:style-name="P36">TEST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  <text:list-item>
              <text:p text:style-name="P36">SEG-1</text:p>
              <text:list>
                <text:list-item>
                  <text:list>
                    <text:list-item>
                      <text:p text:style-name="P36">for-loop ==&gt; add param → $lo_Vals ==&gt; val_TP, a.o.</text:p>
                    </text:list-item>
                  </text:list>
                </text:list-item>
                <text:list-item>
                  <text:p text:style-name="P36">S-1.1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  <text:list-item>
              <text:p text:style-name="P36">T-1.2 : “step : B : j2 : Y : 4.2 set ==&gt; new vals”</text:p>
              <text:list>
                <text:list-item>
                  <text:p text:style-name="P36">new FUNC : j2_Y_4_2()</text:p>
                  <text:list>
                    <text:list-item>
                      <text:p text:style-name="P36">//_20200107_152525:caller</text:p>
                    </text:list-item>
                    <text:list-item>
                      <text:p text:style-name="P36"/>
                    </text:list-item>
                  </text:list>
                </text:list-item>
                <text:list-item>
                  <text:p text:style-name="P3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79044968111467159" text:style-name="L19">
        <text:list-item>
          <text:p text:style-name="P37">TASK : “j2 : Y : 5”</text:p>
          <text:list>
            <text:list-item>
              <text:p text:style-name="P37">//_20200107_153029:next</text:p>
            </text:list-item>
          </text:list>
        </text:list-item>
      </text:list>
      <text:p text:style-name="P5">[further]</text:p>
      <text:list xml:id="list2914138508177753887" text:style-name="L20">
        <text:list-item>
          <text:p text:style-name="P38"/>
        </text:list-item>
      </text:list>
      <text:p text:style-name="P14"><text:line-break/><text:span text:style-name="T2">[/ 20200107_153311]</text:span></text:p>
      <text:p text:style-name="P14"/>
      <text:p text:style-name="P9"/>
      <text:p text:style-name="P5"><text:soft-page-break/>---------------------------------------------------------------------------</text:p>
      <text:p text:style-name="P11">res free# JVEMV6 44#10.2_8 / 44. currency / 10. prog-php / 2. tester / <text:s/>20200109_174248</text:p>
      <text:p text:style-name="P11"/>
      <text:p text:style-name="P5">[do] <text:span text:style-name="T1">#_ </text:span></text:p>
      <text:list xml:id="list35349924" text:continue-list="list35341470" text:style-name="L1">
        <text:list-item>
          <text:p text:style-name="P18">REVIEW</text:p>
        </text:list-item>
        <text:list-item>
          <text:p text:style-name="P18">TASK-1 : “j2 : Y : 5”</text:p>
          <text:list>
            <text:list-item>
              <text:list>
                <text:list-item>
                  <text:p text:style-name="P18">//_20200107_153029:next</text:p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new FUNC : get_Bar_Type($pos, $bd)q</text:p>
                  <text:list>
                    <text:list-item>
                      <text:p text:style-name="P18">sig</text:p>
                    </text:list-item>
                    <text:list-item>
                      <text:p text:style-name="P18">labels</text:p>
                    </text:list-item>
                    <text:list-item>
                      <text:p text:style-name="P18">caller</text:p>
                    </text:list-item>
                    <text:list-item>
                      <text:p text:style-name="P18">dummy line</text:p>
                    </text:list-item>
                    <text:list-item>
                      <text:p text:style-name="P1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30991452748927302" text:style-name="L21">
        <text:list-item>
          <text:p text:style-name="P39">TASK</text:p>
          <text:list>
            <text:list-item>
              <text:p text:style-name="P39">func : get_Bar_Type</text:p>
              <text:list>
                <text:list-item>
                  <text:p text:style-name="P39">new FUNC : get_Bar_Type__BUY(...)</text:p>
                </text:list-item>
                <text:list-item>
                  <text:p text:style-name="P39">//_20200109_181021:next</text:p>
                </text:list-item>
              </text:list>
            </text:list-item>
          </text:list>
        </text:list-item>
      </text:list>
      <text:p text:style-name="P5">[further]</text:p>
      <text:list xml:id="list8855924648055160737" text:style-name="L22">
        <text:list-item>
          <text:p text:style-name="P40"/>
        </text:list-item>
      </text:list>
      <text:p text:style-name="P14"><text:line-break/><text:span text:style-name="T2">[/ 20200109_181032]</text:span></text:p>
      <text:p text:style-name="P14"/>
      <text:p text:style-name="P9"/>
      <text:p text:style-name="P5"><text:span text:style-name="T4">8</text:span>---------------------------------------------------------------------------</text:p>
      <text:p text:style-name="P11">res free# JVEMV6 44#10.2_9 / 44. currency / 10. prog-php / 2. tester / <text:s/><text:soft-page-break/>20200112_125240</text:p>
      <text:p text:style-name="P11"/>
      <text:p text:style-name="P5">[do] <text:span text:style-name="T1">#_ </text:span></text:p>
      <text:list xml:id="list7221528979114971623" text:style-name="L23">
        <text:list-item>
          <text:p text:style-name="P41">REVIEW</text:p>
        </text:list-item>
        <text:list-item>
          <text:p text:style-name="P41">TASK-1</text:p>
          <text:list>
            <text:list-item>
              <text:list>
                <text:list-item>
                  <text:p text:style-name="P41">func : get_Bar_Type</text:p>
                  <text:list>
                    <text:list-item>
                      <text:p text:style-name="P41">new FUNC : get_Bar_Type__BUY(...)</text:p>
                    </text:list-item>
                    <text:list-item>
                      <text:p text:style-name="P41">//_20200109_181021:next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new FUNC : get_Bar_Type__BUY(...)</text:p>
                  <text:list>
                    <text:list-item>
                      <text:p text:style-name="P41">~~ “step : 1”</text:p>
                    </text:list-item>
                    <text:list-item>
                      <text:p text:style-name="P41">sig</text:p>
                    </text:list-item>
                    <text:list-item>
                      <text:p text:style-name="P41">labels</text:p>
                      <text:list>
                        <text:list-item>
                          <text:p text:style-name="P41"><text:tab/><text:tab/>//_20200112_133506:caller</text:p>
                        </text:list-item>
                        <text:list-item>
                          <text:p text:style-name="P41"><text:tab/><text:tab/>//_20200112_133510:head</text:p>
                        </text:list-item>
                        <text:list-item>
                          <text:p text:style-name="P41"><text:tab/><text:tab/>//_20200112_133513:wl</text:p>
                        </text:list-item>
                      </text:list>
                    </text:list-item>
                    <text:list-item>
                      <text:p text:style-name="P41">caller</text:p>
                      <text:list>
                        <text:list-item>
                          <text:p text:style-name="P41"/>
                        </text:list-item>
                      </text:list>
                    </text:list-item>
                    <text:list-item>
                      <text:p text:style-name="P41">dummy</text:p>
                    </text:list-item>
                    <text:list-item>
                      <text:p text:style-name="P41">TEST =&gt; OK</text:p>
                    </text:list-item>
                  </text:list>
                </text:list-item>
              </text:list>
            </text:list-item>
            <text:list-item>
              <text:p text:style-name="P41">T-1.2 : “j1 : Y/N : 1”</text:p>
              <text:list>
                <text:list-item>
                  <text:p text:style-name="P41">CODE</text:p>
                  <text:list>
                    <text:list-item>
                      <text:p text:style-name="P41">//_20200112_135454:tmp</text:p>
                    </text:list-item>
                    <text:list-item>
                      <text:p text:style-name="P41">show log; show diff</text:p>
                    </text:list-item>
                  </text:list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3 : “j1 : N : 2”</text:p>
              <text:list>
                <text:list-item>
                  <text:p text:style-name="P41">CODE</text:p>
                </text:list-item>
                <text:list-item>
                  <text:p text:style-name="P4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15992859464746104" text:style-name="L24">
        <text:list-item>
          <text:p text:style-name="P42"><text:soft-page-break/>TASK</text:p>
          <text:list>
            <text:list-item>
              <text:p text:style-name="P42">“j2 : N : 2” ~~</text:p>
              <text:list>
                <text:list-item>
                  <text:p text:style-name="P42">flowcharting</text:p>
                </text:list-item>
                <text:list-item>
                  <text:p text:style-name="P42">memo=2020-01-12</text:p>
                </text:list-item>
                <text:list-item>
                  <text:p text:style-name="P42">//_20200112_142119:next</text:p>
                </text:list-item>
              </text:list>
            </text:list-item>
          </text:list>
        </text:list-item>
      </text:list>
      <text:p text:style-name="P5">[further]</text:p>
      <text:list xml:id="list7660138965475602678" text:style-name="L25">
        <text:list-item>
          <text:p text:style-name="P43"/>
        </text:list-item>
      </text:list>
      <text:p text:style-name="P14"><text:line-break/><text:span text:style-name="T2">[/ 20200112_141641]</text:span></text:p>
      <text:p text:style-name="P14"/>
      <text:p text:style-name="P9"/>
      <text:p text:style-name="P5"><text:span text:style-name="T4">9</text:span>---------------------------------------------------------------------------</text:p>
      <text:p text:style-name="P11">res free# JVEMV6 44#10.2_10 / 44. currency / 10. prog-php / 2. tester / <text:s/>XXXX</text:p>
      <text:p text:style-name="P11"/>
      <text:p text:style-name="P5">[do] <text:span text:style-name="T1">#_ </text:span></text:p>
      <text:list xml:id="list5072723356270707889" text:style-name="L26">
        <text:list-item>
          <text:p text:style-name="P44">REVIEW</text:p>
        </text:list-item>
        <text:list-item>
          <text:p text:style-name="P44">SEG-1 : “j2 : Y : 4” ==&gt; add more params</text:p>
          <text:list>
            <text:list-item>
              <text:p text:style-name="P44">S-1.1</text:p>
              <text:list>
                <text:list-item>
                  <text:p text:style-name="P44">TREE</text:p>
                  <text:list>
                    <text:list-item>
                      <text:p text:style-name="P44">LibEaTester::fx_tester_T_1__Exec</text:p>
                      <text:list>
                        <text:list-item>
                          <text:p text:style-name="P44">LibEaTester::loop_J1_N</text:p>
                          <text:list>
                            <text:list-item>
                              <text:p text:style-name="P44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EST ==&gt; OK</text:p>
            </text:list-item>
          </text:list>
        </text:list-item>
        <text:list-item>
          <text:p text:style-name="P44">SEG-2 : new FUNC : “show_Basic_Pos_Data($pos, __FILE__, __LINE__)”</text:p>
          <text:list>
            <text:list-item>
              <text:p text:style-name="P44">func</text:p>
              <text:list>
                <text:list-item>
                  <text:p text:style-name="P44">//_20200112_173733:tmp</text:p>
                </text:list-item>
                <text:list-item>
                  <text:p text:style-name="P44">sig</text:p>
                </text:list-item>
                <text:list-item>
                  <text:p text:style-name="P44">labels</text:p>
                  <text:list>
                    <text:list-item>
                      <text:p text:style-name="P44"><text:soft-page-break/>//_20200112_173841:caller</text:p>
                    </text:list-item>
                    <text:list-item>
                      <text:p text:style-name="P44">//_20200112_173843:head</text:p>
                    </text:list-item>
                    <text:list-item>
                      <text:p text:style-name="P44">//_20200112_173846:wl</text:p>
                    </text:list-item>
                  </text:list>
                </text:list-item>
                <text:list-item>
                  <text:p text:style-name="P44">caller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  <text:list-item>
          <text:p text:style-name="P44">TASK-1 : </text:p>
        </text:list-item>
      </text:list>
      <text:list xml:id="list35360994" text:continue-list="list35349924" text:style-name="L1">
        <text:list-item>
          <text:list>
            <text:list-item>
              <text:list>
                <text:list-item>
                  <text:p text:style-name="P18">“j2 : N : 2” ~~</text:p>
                  <text:list>
                    <text:list-item>
                      <text:p text:style-name="P18">flowcharting</text:p>
                    </text:list-item>
                    <text:list-item>
                      <text:p text:style-name="P18">memo=2020-01-12</text:p>
                    </text:list-item>
                    <text:list-item>
                      <text:p text:style-name="P18">//_20200112_142119:next</text:p>
                    </text:list-item>
                  </text:list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7490592830676641111" text:style-name="L27">
        <text:list-item>
          <text:p text:style-name="P45">TASK : this ==&gt; TASK-1</text:p>
        </text:list-item>
      </text:list>
      <text:p text:style-name="P5">[further]</text:p>
      <text:list xml:id="list7030951876979255073" text:style-name="L28">
        <text:list-item>
          <text:p text:style-name="P46"/>
        </text:list-item>
      </text:list>
      <text:p text:style-name="P14"><text:line-break/><text:span text:style-name="T2">[/ 20200112_174515]</text:span></text:p>
      <text:p text:style-name="P14"/>
      <text:p text:style-name="P9"/>
      <text:p text:style-name="P5"><text:span text:style-name="T4">10</text:span>---------------------------------------------------------------------------</text:p>
      <text:p text:style-name="P11">res free# JVEMV6 44#10.2_11 / 44. currency / 10. prog-php / 2. tester / <text:s/>20200113_120438</text:p>
      <text:p text:style-name="P11"/>
      <text:p text:style-name="P5">[do] <text:span text:style-name="T1">#_ </text:span></text:p>
      <text:list xml:id="list1081249467179965509" text:style-name="L29">
        <text:list-item>
          <text:p text:style-name="P47">REVIEW</text:p>
        </text:list-item>
        <text:list-item>
          <text:p text:style-name="P47">TASK-1</text:p>
          <text:list>
            <text:list-item>
              <text:list>
                <text:list-item>
                  <text:p text:style-name="P47">“j2 : N : 2” ~~</text:p>
                  <text:list>
                    <text:list-item>
                      <text:p text:style-name="P47"><text:soft-page-break/>flowcharting</text:p>
                    </text:list-item>
                    <text:list-item>
                      <text:p text:style-name="P47">memo=2020-01-12</text:p>
                    </text:list-item>
                    <text:list-item>
                      <text:p text:style-name="P47">//_20200112_142119:next</text:p>
                    </text:list-item>
                  </text:list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“j2 : N : 2” 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  <text:list-item>
          <text:p text:style-name="P47">TASK-2 : “j3 : N : 2” ~~</text:p>
          <text:list>
            <text:list-item>
              <text:p text:style-name="P47">T-2.1</text:p>
              <text:list>
                <text:list-item>
                  <text:p text:style-name="P47">“j3 : N : 2”</text:p>
                </text:list-item>
                <text:list-item>
                  <text:p text:style-name="P47">“j4”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2.2 : add “$strOf_Bar_Type”</text:p>
              <text:list>
                <text:list-item>
                  <text:p text:style-name="P47">“j4”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</text:list>
      <text:p text:style-name="P5">[next]</text:p>
      <text:list xml:id="list4762111854909692607" text:style-name="L30">
        <text:list-item>
          <text:p text:style-name="P48">TASK</text:p>
          <text:list>
            <text:list-item>
              <text:p text:style-name="P48">func “tester” : “j5” ~~</text:p>
            </text:list-item>
            <text:list-item>
              <text:p text:style-name="P48">func “get_Bar_Type($pos, $bd, $typeOf_Position)”</text:p>
              <text:list>
                <text:list-item>
                  <text:p text:style-name="P48">==&gt; add code : return</text:p>
                </text:list-item>
                <text:list-item>
                  <text:p text:style-name="P48">//_20200113_124813:next</text:p>
                </text:list-item>
              </text:list>
            </text:list-item>
          </text:list>
        </text:list-item>
      </text:list>
      <text:p text:style-name="P5">[further]</text:p>
      <text:list xml:id="list6047650723382661561" text:style-name="L31">
        <text:list-item>
          <text:p text:style-name="P49"/>
        </text:list-item>
      </text:list>
      <text:p text:style-name="P14"><text:line-break/><text:span text:style-name="T2">[/ 20200113_124826]</text:span></text:p>
      <text:p text:style-name="P14"/>
      <text:p text:style-name="P9"/>
      <text:p text:style-name="P5">---------------------------------------------------------------------------</text:p>
      <text:p text:style-name="P11">res free# JVEMV6 44#10.2_12 / 44. currency / 10. prog-php / 2. tester / <text:s/>20200113_173458</text:p>
      <text:p text:style-name="P11"><text:soft-page-break/></text:p>
      <text:p text:style-name="P5">[do] <text:span text:style-name="T1">#_ </text:span></text:p>
      <text:list xml:id="list3307542238493055898" text:style-name="L32">
        <text:list-item>
          <text:p text:style-name="P50">REVIEW</text:p>
        </text:list-item>
        <text:list-item>
          <text:p text:style-name="P50">TASK-1</text:p>
          <text:list>
            <text:list-item>
              <text:list>
                <text:list-item>
                  <text:p text:style-name="P50">func “tester” : “j5” ~~</text:p>
                </text:list-item>
                <text:list-item>
                  <text:p text:style-name="P50">func “get_Bar_Type($pos, $bd, $typeOf_Position)”</text:p>
                  <text:list>
                    <text:list-item>
                      <text:p text:style-name="P50">==&gt; add code : return</text:p>
                    </text:list-item>
                    <text:list-item>
                      <text:p text:style-name="P50">//_20200113_124813:next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CODE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729075142911194981" text:style-name="L33">
        <text:list-item>
          <text:p text:style-name="P51">TASK</text:p>
          <text:list>
            <text:list-item>
              <text:p text:style-name="P51">func “LibEaTester::loop_J1_N”</text:p>
              <text:list>
                <text:list-item>
                  <text:p text:style-name="P51">“j2 : N : 2” ~~</text:p>
                </text:list-item>
                <text:list-item>
                  <text:p text:style-name="P51">//_20200113_175050:next</text:p>
                </text:list-item>
              </text:list>
            </text:list-item>
          </text:list>
        </text:list-item>
      </text:list>
      <text:p text:style-name="P5">[further]</text:p>
      <text:list xml:id="list8913695687800785521" text:style-name="L34">
        <text:list-item>
          <text:p text:style-name="P52"/>
        </text:list-item>
      </text:list>
      <text:p text:style-name="P14"><text:line-break/><text:span text:style-name="T2">[/ 20200113_175104]</text:span></text:p>
      <text:p text:style-name="P14"/>
      <text:p text:style-name="P9"/>
      <text:p text:style-name="P5"><text:span text:style-name="T4">12</text:span>---------------------------------------------------------------------------</text:p>
      <text:p text:style-name="P11">res free# JVEMV6 44#10.2_13 / 44. currency / 10. prog-php / 2. tester / <text:s/>20200114_115106</text:p>
      <text:p text:style-name="P11"/>
      <text:p text:style-name="P5">[do] <text:span text:style-name="T1">#_ </text:span></text:p>
      <text:list xml:id="list7543638684808841483" text:style-name="L35">
        <text:list-item>
          <text:p text:style-name="P53">REVIEW</text:p>
        </text:list-item>
        <text:list-item>
          <text:p text:style-name="P53"><text:soft-page-break/>TASK-1</text:p>
          <text:list>
            <text:list-item>
              <text:list>
                <text:list-item>
                  <text:p text:style-name="P53">func “LibEaTester::loop_J1_N”</text:p>
                  <text:list>
                    <text:list-item>
                      <text:p text:style-name="P53">“j2 : N : 2” ~~</text:p>
                    </text:list-item>
                    <text:list-item>
                      <text:p text:style-name="P53">//_20200113_175050:next</text:p>
                    </text:list-item>
                  </text:list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//_20200114_115250:tmp</text:p>
                </text:list-item>
                <text:list-item>
                  <text:p text:style-name="P53">j2 ==&gt; false (dummy)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89746691197728040" text:style-name="L36">
        <text:list-item>
          <text:p text:style-name="P54">TASK</text:p>
          <text:list>
            <text:list-item>
              <text:p text:style-name="P54">func “loop_J1_N” ==&gt; add return val → bar type string</text:p>
            </text:list-item>
            <text:list-item>
              <text:p text:style-name="P54">//_20200114_121654:next</text:p>
            </text:list-item>
            <text:list-item>
              <text:p text:style-name="P54">edit</text:p>
              <text:list>
                <text:list-item>
                  <text:p text:style-name="P54">func caller line</text:p>
                </text:list-item>
              </text:list>
            </text:list-item>
          </text:list>
        </text:list-item>
      </text:list>
      <text:p text:style-name="P5">[further]</text:p>
      <text:list xml:id="list5751216788484506024" text:style-name="L37">
        <text:list-item>
          <text:p text:style-name="P55"/>
        </text:list-item>
      </text:list>
      <text:p text:style-name="P14"><text:line-break/><text:span text:style-name="T2">[/ 20200114_121723]</text:span></text:p>
      <text:p text:style-name="P14"/>
      <text:p text:style-name="P9"/>
      <text:p text:style-name="P5"><text:span text:style-name="T4">13</text:span>---------------------------------------------------------------------------</text:p>
      <text:p text:style-name="P11">res free# JVEMV6 44#10.2_14 / 44. currency / 10. prog-php / 2. tester / <text:s/>20200116_133740</text:p>
      <text:p text:style-name="P11"/>
      <text:p text:style-name="P5">[do] <text:span text:style-name="T1">#_ </text:span></text:p>
      <text:list xml:id="list1817425013183948743" text:style-name="L38">
        <text:list-item>
          <text:p text:style-name="P56">REVIEW</text:p>
        </text:list-item>
        <text:list-item>
          <text:p text:style-name="P56">TASK-1</text:p>
          <text:list>
            <text:list-item>
              <text:list>
                <text:list-item>
                  <text:p text:style-name="P56">func “loop_J1_N” ==&gt; add return val → bar type string</text:p>
                </text:list-item>
                <text:list-item>
                  <text:p text:style-name="P56"><text:soft-page-break/>//_20200114_121654:next</text:p>
                </text:list-item>
                <text:list-item>
                  <text:p text:style-name="P56">edit</text:p>
                  <text:list>
                    <text:list-item>
                      <text:p text:style-name="P56">func caller line</text:p>
                    </text:list-item>
                  </text:list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CODE</text:p>
                </text:list-item>
                <text:list-item>
                  <text:p text:style-name="P56">TEST : //_20200114_115250:tmp ==&gt; var set to true</text:p>
                  <text:list>
                    <text:list-item>
                      <text:p text:style-name="P56">$flg_Position<text:tab/>true</text:p>
                    </text:list-item>
                    <text:list-item>
                      <text:p text:style-name="P56">$pos : st_idx = 0(NO ENTRY) / $pos-&gt;st_pr = 78.761</text:p>
                    </text:list-item>
                    <text:list-item>
                      <text:p text:style-name="P56">$typeOf_Bar<text:tab/>C5</text:p>
                    </text:list-item>
                    <text:list-item>
                      <text:p text:style-name="P56">==&gt; OK</text:p>
                    </text:list-item>
                    <text:list-item>
                      <text:p text:style-name="P56">PROBLEM : “Error: Cannot use object of type BarData as array”</text:p>
                      <text:list>
                        <text:list-item>
                          <text:p text:style-name="P56">TRY</text:p>
                          <text:list>
                            <text:list-item>
                              <text:p text:style-name="P56">TREE</text:p>
                              <text:list>
                                <text:list-item>
                                  <text:p text:style-name="P56">fx_tester_T_1__Exec</text:p>
                                </text:list-item>
                                <text:list-item>
                                  <text:p text:style-name="P56">&lt;= cont : fx_tester_T_1</text:p>
                                </text:list-item>
                                <text:list-item>
                                  <text:p text:style-name="P56">/ Libfx::get_ListOf_BarDatas()</text:p>
                                </text:list-item>
                                <text:list-item>
                                  <text:p text:style-name="P56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">==&gt; SOLVED</text:p>
                        </text:list-item>
                      </text:list>
                    </text:list-item>
                    <text:list-item>
                      <text:p text:style-name="P56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65071262028370682" text:style-name="L39">
        <text:list-item>
          <text:p text:style-name="P57">TASK : after “j1” returned → section D</text:p>
          <text:list>
            <text:list-item>
              <text:p text:style-name="P57">//_20200116_142816:next</text:p>
            </text:list-item>
            <text:list-item>
              <text:p text:style-name="P57">==&gt; see memo : 44#10.2_5</text:p>
            </text:list-item>
          </text:list>
        </text:list-item>
      </text:list>
      <text:p text:style-name="P5">[further]</text:p>
      <text:list xml:id="list8799174618943363920" text:style-name="L40">
        <text:list-item>
          <text:p text:style-name="P58"/>
        </text:list-item>
      </text:list>
      <text:p text:style-name="P14"><text:line-break/><text:soft-page-break/><text:span text:style-name="T2">[/ 20200116_142928]</text:span></text:p>
      <text:p text:style-name="P14"/>
      <text:p text:style-name="P9"/>
      <text:p text:style-name="P12"><text:span text:style-name="T3">14</text:span>---------------------------------------------------------------------------</text:p>
      <text:p text:style-name="P11">res free# JVEMV6 44#10.2_15 / 44. currency / 10. prog-php / 2. tester / <text:s/>20200116_165251</text:p>
      <text:p text:style-name="P11"/>
      <text:p text:style-name="P5">[do] <text:span text:style-name="T1">#_ </text:span></text:p>
      <text:list xml:id="list157462331449974200" text:style-name="L41">
        <text:list-item>
          <text:p text:style-name="P59">REVIEW</text:p>
        </text:list-item>
        <text:list-item>
          <text:p text:style-name="P59">TASK-1</text:p>
          <text:list>
            <text:list-item>
              <text:list>
                <text:list-item>
                  <text:p text:style-name="P110">after “j1” returned → section D</text:p>
                  <text:list>
                    <text:list-item>
                      <text:p text:style-name="P59">//_20200116_142816:next</text:p>
                    </text:list-item>
                    <text:list-item>
                      <text:p text:style-name="P59">==&gt; see memo : 44#10.2_5</text:p>
                    </text:list-item>
                  </text:list>
                </text:list-item>
              </text:list>
            </text:list-item>
            <text:list-item>
              <text:p text:style-name="P59"><text:span text:style-name="T1">#_ </text:span>SEG-1 : PROBLEM</text:p>
              <text:list>
                <text:list-item>
                  <text:p text:style-name="P59">bar data “2019.04.24 12:30” ==&gt; judged as C5</text:p>
                  <text:list>
                    <text:list-item>
                      <text:p text:style-name="P59">==&gt;should be C4</text:p>
                    </text:list-item>
                    <text:list-item>
                      <text:p text:style-name="P59">//_20200116_170153:fix</text:p>
                    </text:list-item>
                  </text:list>
                </text:list-item>
                <text:list-item>
                  <text:p text:style-name="P59">S-1.1</text:p>
                  <text:list>
                    <text:list-item>
                      <text:p text:style-name="P59">TREE</text:p>
                      <text:list>
                        <text:list-item>
                          <text:p text:style-name="P59">get_Bar_Type__BUY</text:p>
                        </text:list-item>
                        <text:list-item>
                          <text:p text:style-name="P59">&lt;== LibEaTester::get_Bar_Type__BUY($pos, $bd)</text:p>
                        </text:list-item>
                        <text:list-item>
                          <text:p text:style-name="P59">&lt;== get_Bar_Type($pos, $bd, $typeOf_Position)</text:p>
                        </text:list-item>
                        <text:list-item>
                          <text:p text:style-name="P59">&lt;== loop_J1_N($lo_BarDatas, $flg_Position, $idxOf_Loop, $pos, $lo_Vals)</text:p>
                          <text:list>
                            <text:list-item>
                              <text:p text:style-name="P59">$bd = $lo_BarDatas[$idxOf_Loop]</text:p>
                            </text:list-item>
                          </text:list>
                        </text:list-item>
                        <text:list-item>
                          <text:p text:style-name="P59">&lt;== fx_tester_T_1__Exec($lo_BarDatas)</text:p>
                        </text:list-item>
                      </text:list>
                    </text:list-item>
                    <text:list-item>
                      <text:p text:style-name="P59">? $lo_BarDatas ==&gt; where built ?</text:p>
                      <text:list>
                        <text:list-item>
                          <text:p text:style-name="P59">==&gt; cont : fx_tester_T_1()</text:p>
                        </text:list-item>
                        <text:list-item>
                          <text:p text:style-name="P59">// Libfx::get_ListOf_BarDatas()</text:p>
                        </text:list-item>
                        <text:list-item>
                          <text:p text:style-name="P59"><text:soft-page-break/>==&gt; $lo_BarDatas = Libfx::conv_CSV_Lines_To_BarDatas($lo_CSV_Lines, $lenOf_Header_Lines)</text:p>
                        </text:list-item>
                        <text:list-item>
                          <text:p text:style-name="P59">==&gt; “<text:tab/><text:tab/><text:tab/>$bd-&gt;price_High = $line[2];</text:p>
                        </text:list-item>
                        <text:list-item>
                          <text:p text:style-name="P59"><text:tab/><text:tab/><text:tab/>$bd-&gt;price_Low = $line[3];</text:p>
                        </text:list-item>
                        <text:list-item>
                          <text:p text:style-name="P59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59">S-1.2 : review ==&gt; csv file</text:p>
                  <text:list>
                    <text:list-item>
                      <text:p text:style-name="P59">open </text:p>
                    </text:list-item>
                    <text:list-item>
                      <text:p text:style-name="P59">search : “2019.04.24 12:30”</text:p>
                    </text:list-item>
                    <text:list-item>
                      <text:p text:style-name="P59">==&gt; “78.761;78.762;78.75700000000001;78.762” (open, H,L,close)</text:p>
                    </text:list-item>
                  </text:list>
                </text:list-item>
                <text:list-item>
                  <text:p text:style-name="P59">==&gt; DROP</text:p>
                </text:list-item>
              </text:list>
            </text:list-item>
            <text:list-item>
              <text:p text:style-name="P59"><text:span text:style-name="T1">#_ </text:span>SEG-2 : gen ==&gt; csv file</text:p>
              <text:list>
                <text:list-item>
                  <text:p text:style-name="P59">A/D, M15</text:p>
                </text:list-item>
                <text:list-item>
                  <text:p text:style-name="P59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59">gen</text:p>
                </text:list-item>
                <text:list-item>
                  <text:p text:style-name="P59">validate</text:p>
                  <text:list>
                    <text:list-item>
                      <text:p text:style-name="P59">2019.04.25 22:30 ==&gt; OK</text:p>
                    </text:list-item>
                    <text:list-item>
                      <text:p text:style-name="P59">2020.01.16 09:30 ==&gt; OK</text:p>
                    </text:list-item>
                  </text:list>
                </text:list-item>
                <text:list-item>
                  <text:p text:style-name="P59">S-2.1 : sliced file</text:p>
                  <text:list>
                    <text:list-item>
                      <text:p text:style-name="P59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59">S-2.2 : php file ==&gt; change file name</text:p>
                </text:list-item>
                <text:list-item>
                  <text:p text:style-name="P59">S-2.3</text:p>
                  <text:list>
                    <text:list-item>
                      <text:p text:style-name="P59">TEST : exec tester</text:p>
                      <text:list>
                        <text:list-item>
                          <text:p text:style-name="P59">==&gt; “$typeOf_Bar<text:tab/>C4” (2020.01.16 10:00)</text:p>
                        </text:list-item>
                        <text:list-item>
                          <text:p text:style-name="P59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T-1.1 : “step : D : 1 : 1”</text:p>
              <text:list>
                <text:list-item>
                  <text:p text:style-name="P59">==&gt; OK</text:p>
                </text:list-item>
              </text:list>
            </text:list-item>
            <text:list-item>
              <text:p text:style-name="P59">T-1.2 : “step : D : 1 : 2” → dispatch</text:p>
              <text:list>
                <text:list-item>
                  <text:p text:style-name="P5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5640301343286283872" text:style-name="L42">
        <text:list-item>
          <text:p text:style-name="P60">TASK : “step : D : 1 : 2-1” ~~</text:p>
          <text:list>
            <text:list-item>
              <text:p text:style-name="P60">//_20200116_173730:next</text:p>
            </text:list-item>
          </text:list>
        </text:list-item>
      </text:list>
      <text:p text:style-name="P5">[further]</text:p>
      <text:list xml:id="list684522868156440307" text:style-name="L43">
        <text:list-item>
          <text:p text:style-name="P61"/>
        </text:list-item>
      </text:list>
      <text:p text:style-name="P14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1">res free# JVEMV6 44#10.2_16 / 44. currency / 10. prog-php / 2. tester / <text:s/>20200117_114007</text:p>
      <text:p text:style-name="P11"/>
      <text:p text:style-name="P5">[do] <text:span text:style-name="T1">#_ </text:span></text:p>
      <text:list xml:id="list3990645245023787501" text:style-name="L44">
        <text:list-item>
          <text:p text:style-name="P62">REVIEW</text:p>
        </text:list-item>
        <text:list-item>
          <text:p text:style-name="P62">TASK-1 : “step : D : 1 : 2-1” ~~</text:p>
          <text:list>
            <text:list-item>
              <text:list>
                <text:list-item>
                  <text:p text:style-name="P62">//_20200116_173730:next</text:p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TEST ==&gt; “(step : D : 1 : 2-2) C4”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1">#_ </text:span>SEG-1 : lib_ea_tester.php</text:p>
          <text:list>
            <text:list-item>
              <text:list>
                <text:list-item>
                  <text:p text:style-name="P62">for-loop : “$typeOf_Bar == CONS::$strOf_BarType__SL”</text:p>
                </text:list-item>
              </text:list>
            </text:list-item>
            <text:list-item>
              <text:p text:style-name="P62">S-1.1</text:p>
              <text:list>
                <text:list-item>
                  <text:p text:style-name="P62">CODE : //test:20200117_122008</text:p>
                </text:list-item>
                <text:list-item>
                  <text:p text:style-name="P62"><text:soft-page-break/>TEST ==&gt; 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1">#_ </text:span>SEG-2 </text:p>
          <text:list>
            <text:list-item>
              <text:list>
                <text:list-item>
                  <text:p text:style-name="P62">func : “LibEaTester::fx_tester_T_1__Exec($lo_BarDatas)”</text:p>
                  <text:list>
                    <text:list-item>
                      <text:p text:style-name="P62">==&gt; retrun vals</text:p>
                    </text:list-item>
                    <text:list-item>
                      <text:p text:style-name="P62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2">S-2.1</text:p>
              <text:list>
                <text:list-item>
                  <text:p text:style-name="P62">CODE</text:p>
                  <text:list>
                    <text:list-item>
                      <text:p text:style-name="P62">“$valOf_Ret” ==&gt; dec<text:span text:style-name="T14">lare at the top of the func : “fx_tester_T_1__Exec”</text:span></text:p>
                    </text:list-item>
                    <text:list-item>
                      <text:p text:style-name="P98"/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3</text:p>
          <text:list>
            <text:list-item>
              <text:list>
                <text:list-item>
                  <text:p text:style-name="P62">func : “LibEaTester::loop_J1_N”</text:p>
                  <text:list>
                    <text:list-item>
                      <text:p text:style-name="P62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4</text:p>
          <text:list>
            <text:list-item>
              <text:list>
                <text:list-item>
                  <text:p text:style-name="P62">cont : //_20200106_130954:caller</text:p>
                  <text:list>
                    <text:list-item>
                      <text:p text:style-name="P62">of the returned vals, add “pos” to an array</text:p>
                    </text:list-item>
                    <text:list-item>
                      <text:p text:style-name="P62">if not terminating condition positive (SL, TP, loop-thru)</text:p>
                      <text:list>
                        <text:list-item>
                          <text:p text:style-name="P62">==&gt; continue calling the func “fx_tester_T_1__Exec”</text:p>
                          <text:list>
                            <text:list-item>
                              <text:p text:style-name="P62">==&gt; with the param “$num_Loop_Start” → updated</text:p>
                            </text:list-item>
                            <text:list-item>
                              <text:p text:style-name="P62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5</text:p>
          <text:list>
            <text:list-item>
              <text:list>
                <text:list-item>
                  <text:p text:style-name="P62">cont :: fx_tester_T_1()</text:p>
                  <text:list>
                    <text:list-item>
                      <text:p text:style-name="P62">==&gt; section “LibEaTester::fx_tester_T_1__Exec($lo_BarDatas)”</text:p>
                      <text:list>
                        <text:list-item>
                          <text:p text:style-name="P62">==&gt; fold the section with “while” loop</text:p>
                        </text:list-item>
                        <text:list-item>
                          <text:p text:style-name="P62">==&gt; the func fx_tester_T_1__Exec($lo_BarDatas)<text:span text:style-name="T15"> returns “$numOf_Loop” as one of the return vals; if this variable is greater than (len of $lo_BarDatas) minus N bars ==&gt; then, </text:span><text:soft-page-break/><text:span text:style-name="T15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2 : “j1 : Y : 2” ~~</text:p>
          <text:list>
            <text:list-item>
              <text:p text:style-name="P62">T-2.1 </text:p>
              <text:list>
                <text:list-item>
                  <text:list>
                    <text:list-item>
                      <text:p text:style-name="P62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9372902184460048" text:style-name="L45">
        <text:list-item>
          <text:p text:style-name="P63">TASK</text:p>
          <text:list>
            <text:list-item>
              <text:p text:style-name="P63">this : SEG-5, SEG-4, TASK-2</text:p>
            </text:list-item>
            <text:list-item>
              <text:p text:style-name="P63">//_20200117_125541:next</text:p>
            </text:list-item>
          </text:list>
        </text:list-item>
      </text:list>
      <text:p text:style-name="P5">[further]</text:p>
      <text:list xml:id="list5486613337869074510" text:style-name="L46">
        <text:list-item>
          <text:p text:style-name="P64"/>
        </text:list-item>
      </text:list>
      <text:p text:style-name="P14"><text:line-break/><text:span text:style-name="T2">[/ 20200117_125558]</text:span></text:p>
      <text:p text:style-name="P14"/>
      <text:p text:style-name="P9"/>
      <text:p text:style-name="P5"><text:span text:style-name="T4">16</text:span>---------------------------------------------------------------------------</text:p>
      <text:p text:style-name="P11">res free# JVEMV6 44#10.2_17 / 44. currency / 10. prog-php / 2. tester / <text:s/>20200118_153201</text:p>
      <text:p text:style-name="P11"/>
      <text:p text:style-name="P5">[do] <text:span text:style-name="T1">#_ </text:span></text:p>
      <text:list xml:id="list7725674758674407892" text:style-name="L47">
        <text:list-item>
          <text:p text:style-name="P65">REVIEW</text:p>
        </text:list-item>
        <text:list-item>
          <text:p text:style-name="P65">TASK-1</text:p>
          <text:list>
            <text:list-item>
              <text:list>
                <text:list-item>
                  <text:p text:style-name="P65">cont :: fx_tester_T_1()</text:p>
                  <text:list>
                    <text:list-item>
                      <text:p text:style-name="P65">==&gt; section “LibEaTester::fx_tester_T_1__Exec($lo_BarDatas)”</text:p>
                      <text:list>
                        <text:list-item>
                          <text:p text:style-name="P65">==&gt; fold the section with “while” loop</text:p>
                        </text:list-item>
                        <text:list-item>
                          <text:p text:style-name="P65">==&gt; the func fx_tester_T_1__Exec($lo_BarDatas)<text:span text:style-name="T15"> returns “$numOf_Loop” as one of the return vals; if this variable is </text:span><text:soft-page-break/><text:span text:style-name="T15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0">//_20200117_125541:next</text:p>
                </text:list-item>
              </text:list>
            </text:list-item>
            <text:list-item>
              <text:p text:style-name="P100">T-1.1</text:p>
              <text:list>
                <text:list-item>
                  <text:p text:style-name="P99">CODE</text:p>
                </text:list-item>
                <text:list-item>
                  <text:p text:style-name="P99">TEST ==&gt; OK</text:p>
                </text:list-item>
                <text:list-item>
                  <text:p text:style-name="P99">TEST-2 : “//test:20200117_122008” ==&gt; turn off</text:p>
                  <text:list>
                    <text:list-item>
                      <text:p text:style-name="P99">==&gt; ERROR : “Notice (8): Undefined offset: 3 [APP\Controller\FxTestController.php, line 135]”</text:p>
                    </text:list-item>
                    <text:list-item>
                      <text:p text:style-name="P99">TRY : inspect</text:p>
                      <text:list>
                        <text:list-item>
                          <text:p text:style-name="P99">==&gt; add code to → for-loop</text:p>
                        </text:list-item>
                      </text:list>
                    </text:list-item>
                    <text:list-item>
                      <text:p text:style-name="P99">TEST ==&gt; OK</text:p>
                    </text:list-item>
                  </text:list>
                </text:list-item>
              </text:list>
            </text:list-item>
            <text:list-item>
              <text:p text:style-name="P100"/>
            </text:list-item>
          </text:list>
        </text:list-item>
      </text:list>
      <text:p text:style-name="P5"/>
      <text:p text:style-name="P5">[next]</text:p>
      <text:list xml:id="list4302727116281932362" text:style-name="L48">
        <text:list-item>
          <text:p text:style-name="P66">TASK</text:p>
          <text:list>
            <text:list-item>
              <text:p text:style-name="P66">//_20200118_155832:next (cont)</text:p>
            </text:list-item>
            <text:list-item>
              <text:p text:style-name="P66">while-loop</text:p>
              <text:list>
                <text:list-item>
                  <text:p text:style-name="P66">iterate N times</text:p>
                </text:list-item>
                <text:list-item>
                  <text:p text:style-name="P66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6583656019633333228" text:style-name="L49">
        <text:list-item>
          <text:p text:style-name="P67"/>
        </text:list-item>
      </text:list>
      <text:p text:style-name="P14"><text:line-break/><text:span text:style-name="T2">[/ 20200118_155943]</text:span></text:p>
      <text:p text:style-name="P9"/>
      <text:p text:style-name="P14"/>
      <text:p text:style-name="P5"><text:span text:style-name="T4">17</text:span>---------------------------------------------------------------------------</text:p>
      <text:p text:style-name="P11">res free# JVEMV6 44#10.2_18 / 44. currency / 10. prog-php / 2. tester / <text:s/>20200119_181058</text:p>
      <text:p text:style-name="P11"><text:soft-page-break/></text:p>
      <text:p text:style-name="P5">[do] <text:span text:style-name="T1">#_ </text:span></text:p>
      <text:list xml:id="list6296310848117212283" text:style-name="L50">
        <text:list-item>
          <text:p text:style-name="P68">REVIEW</text:p>
        </text:list-item>
        <text:list-item>
          <text:p text:style-name="P68">TASK-1</text:p>
          <text:list>
            <text:list-item>
              <text:list>
                <text:list-item>
                  <text:p text:style-name="P68">//_20200118_155832:next (cont)</text:p>
                </text:list-item>
                <text:list-item>
                  <text:p text:style-name="P68">while-loop</text:p>
                  <text:list>
                    <text:list-item>
                      <text:p text:style-name="P68">iterate N times</text:p>
                    </text:list-item>
                    <text:list-item>
                      <text:p text:style-name="P68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8">T-1.1 : while-loop ==&gt; iterate N times</text:p>
              <text:list>
                <text:list-item>
                  <text:p text:style-name="P68">CODE</text:p>
                </text:list-item>
                <text:list-item>
                  <text:p text:style-name="P68">TEST ==&gt; OK</text:p>
                </text:list-item>
              </text:list>
            </text:list-item>
            <text:list-item>
              <text:p text:style-name="P68">T-1.2 : returned “pos” val ==&gt; append to an array</text:p>
              <text:list>
                <text:list-item>
                  <text:p text:style-name="P68">CODE</text:p>
                  <text:list>
                    <text:list-item>
                      <text:p text:style-name="P68">new var : $lo_Pos = array()</text:p>
                    </text:list-item>
                    <text:list-item>
                      <text:p text:style-name="P68">append pos</text:p>
                    </text:list-item>
                    <text:list-item>
                      <text:p text:style-name="P68">show num of pos instances</text:p>
                    </text:list-item>
                  </text:list>
                </text:list-item>
                <text:list-item>
                  <text:p text:style-name="P68">TEST ==&gt; OK</text:p>
                </text:list-item>
              </text:list>
            </text:list-item>
            <text:list-item>
              <text:p text:style-name="P68">SEG-1 : $lo_BarDatas ==&gt; ascending, or descending ?</text:p>
              <text:list>
                <text:list-item>
                  <text:p text:style-name="P68">S-1.1</text:p>
                  <text:list>
                    <text:list-item>
                      <text:p text:style-name="P68">debugging line</text:p>
                    </text:list-item>
                    <text:list-item>
                      <text:p text:style-name="P68">//_20200119_183513:tmp</text:p>
                    </text:list-item>
                  </text:list>
                </text:list-item>
                <text:list-item>
                  <text:p text:style-name="P6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555055778338685451" text:style-name="L51">
        <text:list-item>
          <text:p text:style-name="P69">TASK-1</text:p>
          <text:list>
            <text:list-item>
              <text:p text:style-name="P69">//_20200119_184045:next (cont)</text:p>
            </text:list-item>
            <text:list-item>
              <text:p text:style-name="P69">$lo_BarDatas ==&gt; reverse with a new FUNC</text:p>
              <text:list>
                <text:list-item>
                  <text:p text:style-name="P69">reverse_LO_BarDatas($lo_BarDatas, $strOf_Direction)</text:p>
                </text:list-item>
              </text:list>
            </text:list-item>
          </text:list>
        </text:list-item>
        <text:list-item>
          <text:p text:style-name="P69">TASK-2</text:p>
          <text:list>
            <text:list-item>
              <text:p text:style-name="P69">while-loop ==&gt; use $pos “st_idx” val</text:p>
            </text:list-item>
            <text:list-item>
              <text:p text:style-name="P69"><text:soft-page-break/>==&gt; func “LibEaTester::fx_tester_T_1__Exec($lo_BarDatas)”</text:p>
              <text:list>
                <text:list-item>
                  <text:p text:style-name="P69">==&gt; add param : “$num_Loop_Start”</text:p>
                </text:list-item>
                <text:list-item>
                  <text:p text:style-name="P69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3688197643481013636" text:style-name="L52">
        <text:list-item>
          <text:p text:style-name="P70"/>
        </text:list-item>
      </text:list>
      <text:p text:style-name="P14"><text:line-break/><text:span text:style-name="T2">[/ 20200119_184351]</text:span></text:p>
      <text:p text:style-name="P14"/>
      <text:p text:style-name="P9"/>
      <text:p text:style-name="P5"><text:span text:style-name="T4">18</text:span>---------------------------------------------------------------------------</text:p>
      <text:p text:style-name="P11">res free# JVEMV6 44#10.2_19 / 44. currency / 10. prog-php / 2. tester / <text:s/>20200120_150913</text:p>
      <text:p text:style-name="P11"/>
      <text:p text:style-name="P5">[do] <text:span text:style-name="T1">#_ </text:span></text:p>
      <text:list xml:id="list2072936677164270198" text:style-name="L53">
        <text:list-item>
          <text:p text:style-name="P71">REVIEW</text:p>
        </text:list-item>
        <text:list-item>
          <text:p text:style-name="P71">TASK-1</text:p>
          <text:list>
            <text:list-item>
              <text:list>
                <text:list-item>
                  <text:p text:style-name="P71">//_20200119_184045:next (cont)</text:p>
                </text:list-item>
                <text:list-item>
                  <text:p text:style-name="P71">$lo_BarDatas ==&gt; reverse with a new FUNC</text:p>
                  <text:list>
                    <text:list-item>
                      <text:p text:style-name="P71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new FUNC</text:p>
                  <text:list>
                    <text:list-item>
                      <text:p text:style-name="P71">sig</text:p>
                    </text:list-item>
                    <text:list-item>
                      <text:p text:style-name="P71"><text:span text:style-name="T1">#_ </text:span>labels</text:p>
                      <text:list>
                        <text:list-item>
                          <text:p text:style-name="P71"><text:tab/><text:tab/>//_20200120_151446:caller</text:p>
                        </text:list-item>
                        <text:list-item>
                          <text:p text:style-name="P71"><text:tab/><text:tab/>//_20200120_151450:head</text:p>
                        </text:list-item>
                        <text:list-item>
                          <text:p text:style-name="P71"><text:tab/><text:tab/>//_20200120_151453:wl</text:p>
                        </text:list-item>
                      </text:list>
                    </text:list-item>
                    <text:list-item>
                      <text:p text:style-name="P71"><text:span text:style-name="T1">#_ </text:span>caller</text:p>
                    </text:list-item>
                    <text:list-item>
                      <text:p text:style-name="P71"><text:span text:style-name="T1">#_ </text:span>dummy lines</text:p>
                    </text:list-item>
                    <text:list-item>
                      <text:p text:style-name="P71">TEST ==&gt; OK</text:p>
                      <text:list>
                        <text:list-item>
                          <text:p text:style-name="P71"><text:soft-page-break/><office:annotation office:name="__Annotation__6702_740636637"><dc:creator>iwabuchi ken</dc:creator><dc:date>2020-01-20T15:34:57.06</dc:date><text:p text:style-name="P111"><text:span text:style-name="T16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SEG-1 : log file ==&gt; add time stamp</text:p>
            </text:list-item>
            <text:list-item>
              <text:p text:style-name="P71">T-1.2</text:p>
              <text:list>
                <text:list-item>
                  <text:p text:style-name="P71">CODE</text:p>
                  <text:list>
                    <text:list-item>
                      <text:p text:style-name="P71">sorting</text:p>
                      <text:list>
                        <text:list-item>
                          <text:p text:style-name="P71">skeleton</text:p>
                        </text:list-item>
                      </text:list>
                    </text:list-item>
                    <text:list-item>
                      <text:p text:style-name="P71">coding ==&gt; 4 cases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4235032233393010" text:style-name="L54">
        <text:list-item>
          <text:p text:style-name="P72">TASK</text:p>
          <text:list>
            <text:list-item>
              <text:p text:style-name="P72">//_20200117_125541:next</text:p>
            </text:list-item>
            <text:list-item>
              <text:p text:style-name="P72">while-loop ==&gt; use $pos “st_idx” val</text:p>
            </text:list-item>
            <text:list-item>
              <text:p text:style-name="P72">==&gt; func “LibEaTester::fx_tester_T_1__Exec($lo_BarDatas)”</text:p>
              <text:list>
                <text:list-item>
                  <text:p text:style-name="P72">==&gt; add param : “$num_Loop_Start”</text:p>
                </text:list-item>
                <text:list-item>
                  <text:p text:style-name="P72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5137168099026907690" text:style-name="L55">
        <text:list-item>
          <text:p text:style-name="P73"/>
        </text:list-item>
      </text:list>
      <text:p text:style-name="P14"><text:line-break/><text:span text:style-name="T2">[/ 20200120_163543]</text:span></text:p>
      <text:p text:style-name="P14"/>
      <text:p text:style-name="P9"/>
      <text:p text:style-name="P14"/>
      <text:p text:style-name="P5"><text:span text:style-name="T4">19</text:span>---------------------------------------------------------------------------</text:p>
      <text:p text:style-name="P11">res free# JVEMV6 44#10.2_20 / 44. currency / 10. prog-php / 2. tester / <text:s/>20200121_170544</text:p>
      <text:p text:style-name="P11"/>
      <text:p text:style-name="P5">[do] <text:span text:style-name="T1">#_ </text:span></text:p>
      <text:list xml:id="list7103349923578983760" text:style-name="L56">
        <text:list-item>
          <text:p text:style-name="P74"><text:soft-page-break/>REVIEW</text:p>
        </text:list-item>
        <text:list-item>
          <text:p text:style-name="P74">TASK-1</text:p>
          <text:list>
            <text:list-item>
              <text:list>
                <text:list-item>
                  <text:p text:style-name="P74">//_20200117_125541:next</text:p>
                </text:list-item>
                <text:list-item>
                  <text:p text:style-name="P74">while-loop ==&gt; use $pos “st_idx” val</text:p>
                </text:list-item>
                <text:list-item>
                  <text:p text:style-name="P74">==&gt; func “LibEaTester::fx_tester_T_1__Exec($lo_BarDatas)”</text:p>
                  <text:list>
                    <text:list-item>
                      <text:p text:style-name="P74">==&gt; add param : “$num_Loop_Start”</text:p>
                    </text:list-item>
                    <text:list-item>
                      <text:p text:style-name="P74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4">T-1.1 </text:p>
              <text:list>
                <text:list-item>
                  <text:p text:style-name="P74"><text:span text:style-name="T1">#_ </text:span>add param to func ==&gt; LibEaTester::fx_tester_T_1__Exec($lo_BarDatas)</text:p>
                  <text:list>
                    <text:list-item>
                      <text:p text:style-name="P74">==&gt; “$_num_Loop_Start”</text:p>
                    </text:list-item>
                  </text:list>
                </text:list-item>
                <text:list-item>
                  <text:p text:style-name="P74">edit : caller lines</text:p>
                  <text:list>
                    <text:list-item>
                      <text:p text:style-name="P74">//_20200121_170907:tmp</text:p>
                    </text:list-item>
                  </text:list>
                </text:list-item>
                <text:list-item>
                  <text:p text:style-name="P74">add : debug lines ==&gt; LibEaTester::fx_tester_T_1__Exec($lo_BarDatas)</text:p>
                  <text:list>
                    <text:list-item>
                      <text:p text:style-name="P74">//debug:20200121_171036</text:p>
                    </text:list-item>
                  </text:list>
                </text:list-item>
                <text:list-item>
                  <text:p text:style-name="P74">TEST ==&gt; OK ::]20200121_171442</text:p>
                </text:list-item>
              </text:list>
            </text:list-item>
            <text:list-item>
              <text:p text:style-name="P74">T-1.2 : “$_num_Loop_Start” ==&gt; update with “$pos” data</text:p>
              <text:list>
                <text:list-item>
                  <text:p text:style-name="P74">//_20200121_171609:tmp</text:p>
                </text:list-item>
                <text:list-item>
                  <text:p text:style-name="P74">debug ==&gt; “$pos-&gt;st_id;”</text:p>
                  <text:list>
                    <text:list-item>
                      <text:p text:style-name="P74">CODE</text:p>
                    </text:list-item>
                    <text:list-item>
                      <text:p text:style-name="P74">TEST ==&gt; OK</text:p>
                    </text:list-item>
                  </text:list>
                </text:list-item>
                <text:list-item>
                  <text:p text:style-name="P74">$_num_Loop_Start ==&gt; update</text:p>
                  <text:list>
                    <text:list-item>
                      <text:p text:style-name="P74">CODE</text:p>
                    </text:list-item>
                    <text:list-item>
                      <text:p text:style-name="P74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421427848370574854" text:style-name="L57">
        <text:list-item>
          <text:p text:style-name="P75">TASK</text:p>
          <text:list>
            <text:list-item>
              <text:p text:style-name="P75">“$numOf_Loop” //_20200121_172537:next</text:p>
            </text:list-item>
            <text:list-item>
              <text:p text:style-name="P75">if “$numOf_Loop” ==&gt; reaches to a number (N1) → break while</text:p>
              <text:list>
                <text:list-item>
                  <text:p text:style-name="P75"><text:soft-page-break/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7666454930788509713" text:style-name="L58">
        <text:list-item>
          <text:p text:style-name="P76"/>
        </text:list-item>
      </text:list>
      <text:p text:style-name="P14"><text:line-break/><text:span text:style-name="T2">[/ 20200121_172717]</text:span></text:p>
      <text:p text:style-name="P14"/>
      <text:p text:style-name="P9"/>
      <text:p text:style-name="P14"/>
      <text:p text:style-name="P5"><text:span text:style-name="T4">20</text:span>---------------------------------------------------------------------------</text:p>
      <text:p text:style-name="P11">res free# JVEMV6 44#10.2_21 / 44. currency / 10. prog-php / 2. tester / <text:s/>20200122_174317</text:p>
      <text:p text:style-name="P11"/>
      <text:p text:style-name="P5">[do] <text:span text:style-name="T1">#_ </text:span></text:p>
      <text:list xml:id="list4464334405279665837" text:style-name="L59">
        <text:list-item>
          <text:p text:style-name="P77">REVIEW</text:p>
        </text:list-item>
        <text:list-item>
          <text:p text:style-name="P77">TASK-1</text:p>
          <text:list>
            <text:list-item>
              <text:list>
                <text:list-item>
                  <text:p text:style-name="P77">“$numOf_Loop” //_20200121_172537:next</text:p>
                </text:list-item>
                <text:list-item>
                  <text:p text:style-name="P77">if “$numOf_Loop” ==&gt; reaches to a number (N1) → break while</text:p>
                  <text:list>
                    <text:list-item>
                      <text:p text:style-name="P77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CODING</text:p>
                </text:list-item>
                <text:list-item>
                  <text:p text:style-name="P77">TEST ==&gt; </text:p>
                  <text:list>
                    <text:list-item>
                      <text:p text:style-name="P77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7">SEG-1 : php ==&gt; max time out</text:p>
              <text:list>
                <text:list-item>
                  <text:p text:style-name="P77">S-1.1</text:p>
                  <text:list>
                    <text:list-item>
                      <text:p text:style-name="P77">C:\xampp_5.6\php</text:p>
                    </text:list-item>
                  </text:list>
                </text:list-item>
                <text:list-item>
                  <text:p text:style-name="P77">S-1.2</text:p>
                  <text:list>
                    <text:list-item>
                      <text:p text:style-name="P77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7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soft-page-break/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7">TEST ==&gt; access</text:p>
                  <text:list>
                    <text:list-item>
                      <text:p text:style-name="P77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794173902119143805" text:style-name="L60">
        <text:list-item>
          <text:p text:style-name="P78">TASK</text:p>
          <text:list>
            <text:list-item>
              <text:p text:style-name="P78">//_20200122_182820:next (cont)</text:p>
            </text:list-item>
            <text:list-item>
              <text:p text:style-name="P78">“$numOf_Loop” //_20200121_172537:next</text:p>
            </text:list-item>
            <text:list-item>
              <text:p text:style-name="P78">if “$numOf_Loop” ==&gt; reaches to a number (N1) → break while</text:p>
              <text:list>
                <text:list-item>
                  <text:p text:style-name="P78">N1 = lenOf_BarDats – X (X = 3, tentative)</text:p>
                </text:list-item>
              </text:list>
            </text:list-item>
            <text:list-item>
              <text:p text:style-name="P78">==&gt; use var → “numOf_Loop” (NOT “$maxOf_While_Loop”)</text:p>
            </text:list-item>
          </text:list>
        </text:list-item>
      </text:list>
      <text:p text:style-name="P5">[further]</text:p>
      <text:list xml:id="list3736367659572274180" text:style-name="L61">
        <text:list-item>
          <text:p text:style-name="P79"/>
        </text:list-item>
      </text:list>
      <text:p text:style-name="P14"><text:line-break/><text:span text:style-name="T2">[/ 20200122_180741]</text:span></text:p>
      <text:p text:style-name="P14"/>
      <text:p text:style-name="P4"/>
      <text:p text:style-name="P5"><text:span text:style-name="T4">21</text:span>---------------------------------------------------------------------------</text:p>
      <text:p text:style-name="P11">res free# JVEMV6 44#10.2_22 / 44. currency / 10. prog-php / 2. tester / <text:s/>20200128_171243</text:p>
      <text:p text:style-name="P11"/>
      <text:p text:style-name="P5">[do] <text:span text:style-name="T1">#_ </text:span></text:p>
      <text:list xml:id="list8371667240037125912" text:style-name="L62">
        <text:list-item>
          <text:p text:style-name="P80">REVIEW</text:p>
        </text:list-item>
        <text:list-item>
          <text:p text:style-name="P103"><text:span text:style-name="T11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0">auto-gen-ed log files ==&gt; use orig file name</text:p>
                </text:list-item>
              </text:list>
            </text:list-item>
            <text:list-item>
              <text:p text:style-name="P80">S-1.1</text:p>
              <text:list>
                <text:list-item>
                  <text:p text:style-name="P80">CODE : //_20200128_171830:tmp</text:p>
                </text:list-item>
                <text:list-item>
                  <text:p text:style-name="P80">TEST ==&gt; OK</text:p>
                </text:list-item>
              </text:list>
            </text:list-item>
            <text:list-item>
              <text:p text:style-name="P80">S-1.2</text:p>
              <text:list>
                <text:list-item>
                  <text:p text:style-name="P80"><text:soft-page-break/>time label ==&gt; millseconds</text:p>
                  <text:list>
                    <text:list-item>
                      <text:p text:style-name="P103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  <text:list-item>
          <text:p text:style-name="P80">TASK-1 </text:p>
          <text:list>
            <text:list-item>
              <text:list>
                <text:list-item>
                  <text:p text:style-name="P80">//_20200122_182820:next (cont)</text:p>
                </text:list-item>
                <text:list-item>
                  <text:p text:style-name="P80">“$numOf_Loop” //_20200121_172537:next</text:p>
                </text:list-item>
                <text:list-item>
                  <text:p text:style-name="P80">if “$numOf_Loop” ==&gt; reaches to a number (N1) → break while</text:p>
                  <text:list>
                    <text:list-item>
                      <text:p text:style-name="P80">N1 = lenOf_BarDats – X (X = 3, tentative)</text:p>
                    </text:list-item>
                  </text:list>
                </text:list-item>
                <text:list-item>
                  <text:p text:style-name="P80">==&gt; use var → “numOf_Loop” (NOT “$maxOf_While_Loop”)</text:p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CODE ==&gt; already comp : //_20200128_173447:marker</text:p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02649332855210897" text:style-name="L63">
        <text:list-item>
          <text:p text:style-name="P81">TASK</text:p>
          <text:list>
            <text:list-item>
              <text:p text:style-name="P81">$lo_Pos ==&gt; write to log file more data</text:p>
              <text:list>
                <text:list-item>
                  <text:p text:style-name="P81">//_20200128_174019:next</text:p>
                </text:list-item>
              </text:list>
            </text:list-item>
          </text:list>
        </text:list-item>
      </text:list>
      <text:p text:style-name="P5">[further]</text:p>
      <text:list xml:id="list4154735869177808758" text:style-name="L64">
        <text:list-item>
          <text:p text:style-name="P82"/>
        </text:list-item>
      </text:list>
      <text:p text:style-name="P14"><text:line-break/><text:span text:style-name="T2">[/ 20200128_174040]</text:span></text:p>
      <text:p text:style-name="P14"/>
      <text:p text:style-name="P9"/>
      <text:p text:style-name="P5"><text:span text:style-name="T4">22</text:span>---------------------------------------------------------------------------</text:p>
      <text:p text:style-name="P11">res free# JVEMV6 44#10.2_23 / 44. currency / 10. prog-php / 2. tester / <text:s/>20200130_174942</text:p>
      <text:p text:style-name="P11"/>
      <text:p text:style-name="P5">[do] <text:span text:style-name="T1">#_ </text:span></text:p>
      <text:list xml:id="list494974715862087287" text:style-name="L65">
        <text:list-item>
          <text:p text:style-name="P83"><text:soft-page-break/>REVIEW</text:p>
        </text:list-item>
        <text:list-item>
          <text:p text:style-name="P83">TASK-1</text:p>
          <text:list>
            <text:list-item>
              <text:list>
                <text:list-item>
                  <text:p text:style-name="P83">$lo_Pos ==&gt; write to log file more data</text:p>
                  <text:list>
                    <text:list-item>
                      <text:p text:style-name="P83">//_20200128_174019:next</text:p>
                    </text:list-item>
                  </text:list>
                </text:list-item>
              </text:list>
            </text:list-item>
            <text:list-item>
              <text:p text:style-name="P83"><text:span text:style-name="T1">#_ </text:span>SEG-1</text:p>
              <text:list>
                <text:list-item>
                  <text:list>
                    <text:list-item>
                      <text:p text:style-name="P83">in : fx_tester_T_1__Exec</text:p>
                      <text:list>
                        <text:list-item>
                          <text:p text:style-name="P83">log lines ==&gt; first, into an array</text:p>
                        </text:list-item>
                        <text:list-item>
                          <text:p text:style-name="P83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3">S-1.1</text:p>
                  <text:list>
                    <text:list-item>
                      <text:p text:style-name="P83">CODE</text:p>
                    </text:list-item>
                    <text:list-item>
                      <text:p text:style-name="P83">TEST ==&gt; search in the log files → “(step : D : 1 : 2-4 : 3) for-loop ==&gt; breaking”</text:p>
                      <text:list>
                        <text:list-item>
                          <text:p text:style-name="P83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T-1.1 </text:p>
              <text:list>
                <text:list-item>
                  <text:p text:style-name="P83">new FUNC : “show_LO_Pos_Data__Build_Lines”</text:p>
                  <text:list>
                    <text:list-item>
                      <text:p text:style-name="P83">DUP : show_Basic_Pos_Data__Build_Lines (class LibEaTester)</text:p>
                    </text:list-item>
                    <text:list-item>
                      <text:p text:style-name="P83">sig, params</text:p>
                    </text:list-item>
                    <text:list-item>
                      <text:p text:style-name="P83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079351324161281528" text:style-name="L66">
        <text:list-item>
          <text:p text:style-name="P84">TASK</text:p>
          <text:list>
            <text:list-item>
              <text:p text:style-name="P84">func : <text:s/>show_LO_Pos_Data__Build_Lines</text:p>
              <text:list>
                <text:list-item>
                  <text:p text:style-name="P84">==&gt; more data → datetime of current, exit</text:p>
                </text:list-item>
                <text:list-item>
                  <text:p text:style-name="P84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5699126592069908228" text:style-name="L67">
        <text:list-item>
          <text:p text:style-name="P85"/>
        </text:list-item>
      </text:list>
      <text:p text:style-name="P14"><text:line-break/><text:span text:style-name="T2">[/ 20200130_182036]</text:span></text:p>
      <text:p text:style-name="P14"><text:soft-page-break/></text:p>
      <text:p text:style-name="P9"/>
      <text:p text:style-name="P5"><text:span text:style-name="T4">23</text:span>---------------------------------------------------------------------------</text:p>
      <text:p text:style-name="P11">res free# JVEMV6 44#10.2_24 / 44. currency / 10. prog-php / 2. tester / <text:s/>20200201_160513</text:p>
      <text:p text:style-name="P11"/>
      <text:p text:style-name="P5">[do] <text:span text:style-name="T1">#_ </text:span></text:p>
      <text:list xml:id="list7318411773535560083" text:style-name="L68">
        <text:list-item>
          <text:p text:style-name="P86">REVIEW</text:p>
        </text:list-item>
        <text:list-item>
          <text:p text:style-name="P104"><text:span text:style-name="T11">#_ </text:span><text:span text:style-name="T8">SEG-1 : log file dir ==&gt; each discrete one</text:span></text:p>
          <text:list>
            <text:list-item>
              <text:p text:style-name="P86">S-1.1</text:p>
              <text:list>
                <text:list-item>
                  <text:p text:style-name="P86">//_20200201_161421:tmp (cont)</text:p>
                </text:list-item>
                <text:list-item>
                  <text:p text:style-name="P86">TEST ==&gt; OK</text:p>
                </text:list-item>
              </text:list>
            </text:list-item>
          </text:list>
        </text:list-item>
        <text:list-item>
          <text:p text:style-name="P86">TASK-1</text:p>
          <text:list>
            <text:list-item>
              <text:list>
                <text:list-item>
                  <text:p text:style-name="P86">func : <text:s/>show_LO_Pos_Data__Build_Lines</text:p>
                  <text:list>
                    <text:list-item>
                      <text:p text:style-name="P86">==&gt; more data → datetime of current, exit</text:p>
                    </text:list-item>
                    <text:list-item>
                      <text:p text:style-name="P86">//_20200130_182020:next (LibEaTester)</text:p>
                    </text:list-item>
                  </text:list>
                </text:list-item>
              </text:list>
            </text:list-item>
            <text:list-item>
              <text:p text:style-name="P86">T-1.1</text:p>
              <text:list>
                <text:list-item>
                  <text:p text:style-name="P86">format ==&gt; table</text:p>
                  <text:list>
                    <text:list-item>
                      <text:p text:style-name="P86">header</text:p>
                    </text:list-item>
                    <text:list-item>
                      <text:p text:style-name="P86">body</text:p>
                    </text:list-item>
                  </text:list>
                </text:list-item>
                <text:list-item>
                  <text:p text:style-name="P86">TEST ==&gt; OK</text:p>
                  <text:list>
                    <text:list-item>
                      <text:p text:style-name="P86">FOUND</text:p>
                      <text:list>
                        <text:list-item>
                          <text:p text:style-name="P86"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105559468204425629" text:style-name="L69">
        <text:list-item>
          <text:p text:style-name="P87">TASK</text:p>
          <text:list>
            <text:list-item>
              <text:p text:style-name="P87">FIX : “cu_idx” val ==&gt; same as “st_idx”</text:p>
              <text:list>
                <text:list-item>
                  <text:p text:style-name="P87">LibEaTester::fx_tester_T_1__Exec</text:p>
                </text:list-item>
                <text:list-item>
                  <text:p text:style-name="P87">//_20200201_163626:next</text:p>
                </text:list-item>
              </text:list>
            </text:list-item>
          </text:list>
        </text:list-item>
      </text:list>
      <text:p text:style-name="P5"><text:soft-page-break/>[further]</text:p>
      <text:list xml:id="list6147668434709398627" text:style-name="L70">
        <text:list-item>
          <text:p text:style-name="P88"/>
        </text:list-item>
      </text:list>
      <text:p text:style-name="P14"><text:line-break/><text:span text:style-name="T2">[/ 20200201_163638]</text:span></text:p>
      <text:p text:style-name="P14"/>
      <text:p text:style-name="P9"/>
      <text:p text:style-name="P5"><text:span text:style-name="T4">24</text:span>---------------------------------------------------------------------------</text:p>
      <text:p text:style-name="P11">res free# JVEMV6 44#10.2_25 / 44. currency / 10. prog-php / 2. tester / <text:s/>20200202_142401</text:p>
      <text:p text:style-name="P11"/>
      <text:p text:style-name="P5">[do] <text:span text:style-name="T1">#_ </text:span></text:p>
      <text:list xml:id="list8074110642997553708" text:style-name="L77">
        <text:list-item>
          <text:p text:style-name="P105"><text:span text:style-name="T8">REVIEW</text:span></text:p>
        </text:list-item>
        <text:list-item>
          <text:p text:style-name="P105"><text:span text:style-name="T8">TASK-1</text:span></text:p>
          <text:list>
            <text:list-item>
              <text:list>
                <text:list-item>
                  <text:p text:style-name="P93">FIX : “cu_idx” val ==&gt; same as “st_idx”</text:p>
                  <text:list>
                    <text:list-item>
                      <text:p text:style-name="P93">LibEaTester::fx_tester_T_1__Exec</text:p>
                    </text:list-item>
                    <text:list-item>
                      <text:p text:style-name="P105"><text:span text:style-name="T8">//_20200201_163626:next</text:span></text:p>
                    </text:list-item>
                  </text:list>
                </text:list-item>
              </text:list>
            </text:list-item>
            <text:list-item>
              <text:p text:style-name="P105"><text:span text:style-name="T8">T-1.1 : what to do ? ==&gt; read log files </text:span></text:p>
              <text:list>
                <text:list-item>
                  <text:p text:style-name="P105"><text:span text:style-name="T8">==&gt; OK</text:span></text:p>
                </text:list-item>
              </text:list>
            </text:list-item>
          </text:list>
        </text:list-item>
        <text:list-item>
          <text:p text:style-name="P105"><text:span text:style-name="T9">TASK-2 : “j1 : Y : 2” </text:span></text:p>
          <text:list>
            <text:list-item>
              <text:p text:style-name="P105"><text:span text:style-name="T8">T-2.1</text:span></text:p>
              <text:list>
                <text:list-item>
                  <text:p text:style-name="P105"><text:span text:style-name="T8">//_20200202_144153:tmp</text:span></text:p>
                </text:list-item>
                <text:list-item>
                  <text:p text:style-name="P105"><text:span text:style-name="T8">new FUNC : LibEaTester::loop_J1_Y</text:span></text:p>
                  <text:list>
                    <text:list-item>
                      <text:p text:style-name="P105"><text:span text:style-name="T8">DUP</text:span></text:p>
                    </text:list-item>
                    <text:list-item>
                      <text:p text:style-name="P105"><text:span text:style-name="T11">#_ </text:span><text:span text:style-name="T8">“array_push($lo_Log_Lines, $msg);”</text:span></text:p>
                    </text:list-item>
                    <text:list-item>
                      <text:p text:style-name="P105"><text:span text:style-name="T8">delete lines for “J1 : N”</text:span></text:p>
                      <text:list>
                        <text:list-item>
                          <text:p text:style-name="P105"><text:span text:style-name="T8">“step : B : j1 : N : 2”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5"><text:span text:style-name="T8">TEST ==&gt; OK</text:span></text:p>
                </text:list-item>
              </text:list>
            </text:list-item>
            <text:list-item>
              <text:p text:style-name="P105"><text:span text:style-name="T8">T-2.2</text:span></text:p>
              <text:list>
                <text:list-item>
                  <text:p text:style-name="P105"><text:span text:style-name="T8">“step : C : post-j1 : 1” ==&gt; out of if-block(“step : B : j1”)</text:span></text:p>
                </text:list-item>
                <text:list-item>
                  <text:p text:style-name="P105"><text:soft-page-break/><text:span text:style-name="T8"><text:s/></text:span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9707092729484126" text:style-name="L71">
        <text:list-item>
          <text:p text:style-name="P89">TASK</text:p>
          <text:list>
            <text:list-item>
              <text:p text:style-name="P89">this ==&gt; T-2.2 : “step : C : post-j1 : 1” ==&gt; out of if-block(“step : B : j1”)</text:p>
            </text:list-item>
            <text:list-item>
              <text:p text:style-name="P89">//_20200202_151340:next</text:p>
            </text:list-item>
          </text:list>
        </text:list-item>
      </text:list>
      <text:p text:style-name="P5">[further]</text:p>
      <text:list xml:id="list1640044705535336260" text:style-name="L72">
        <text:list-item>
          <text:p text:style-name="P90"/>
        </text:list-item>
      </text:list>
      <text:p text:style-name="P14"><text:line-break/><text:span text:style-name="T2">[/ XXX]</text:span></text:p>
      <text:p text:style-name="P14"/>
      <text:p text:style-name="P107"><text:span text:style-name="T13">@@@</text:span></text:p>
      <text:p text:style-name="P5"><text:span text:style-name="T4">25</text:span>---------------------------------------------------------------------------</text:p>
      <text:p text:style-name="P11">res free# JVEMV6 44#10.2_XX / 44. currency / 10. prog-php / 2. tester / <text:s/>XXXX</text:p>
      <text:p text:style-name="P11"/>
      <text:p text:style-name="P5">[do] <text:span text:style-name="T1">#_ </text:span></text:p>
      <text:list xml:id="list4493579788553764654" text:style-name="L78">
        <text:list-item>
          <text:p text:style-name="P106"><text:span text:style-name="T8">REVIEW</text:span></text:p>
        </text:list-item>
        <text:list-item>
          <text:p text:style-name="P106"><text:span text:style-name="T8">TASK-1</text:span></text:p>
          <text:list>
            <text:list-item>
              <text:list>
                <text:list-item>
                  <text:p text:style-name="P94">“step : C : post-j1 : 1” ==&gt; out of if-block(“step : B : j1”)</text:p>
                </text:list-item>
                <text:list-item>
                  <text:p text:style-name="P94">//_20200202_151340:next</text:p>
                </text:list-item>
              </text:list>
            </text:list-item>
            <text:list-item>
              <text:p text:style-name="P94">T-1.1</text:p>
            </text:list-item>
          </text:list>
        </text:list-item>
      </text:list>
      <text:p text:style-name="P5"/>
      <text:p text:style-name="P5">[next]</text:p>
      <text:list xml:id="list8284507934512868477" text:style-name="L79">
        <text:list-item>
          <text:p text:style-name="P95">TASK</text:p>
        </text:list-item>
      </text:list>
      <text:p text:style-name="P5">[further]</text:p>
      <text:list xml:id="list7647574985797707422" text:style-name="L80">
        <text:list-item>
          <text:p text:style-name="P96"/>
        </text:list-item>
      </text:list>
      <text:p text:style-name="P14"><text:line-break/><text:span text:style-name="T2">[/ XXX]</text:span></text:p>
      <text:p text:style-name="P14"><text:soft-page-break/></text:p>
      <text:p text:style-name="P14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1">res free# JVEMV6 44#10.2_XX / 44. currency / 10. prog-php / 2. tester / <text:s/>XXXX</text:p>
      <text:p text:style-name="P11"/>
      <text:p text:style-name="P5">[do] <text:span text:style-name="T1">#_ </text:span></text:p>
      <text:list xml:id="list35342862" text:continue-list="list4493579788553764654" text:style-name="L78">
        <text:list-item>
          <text:p text:style-name="P106"><text:span text:style-name="T8">REVIEW</text:span></text:p>
        </text:list-item>
        <text:list-item>
          <text:p text:style-name="P106"><text:span text:style-name="T8">TASK-1</text:span></text:p>
        </text:list-item>
      </text:list>
      <text:p text:style-name="P5"/>
      <text:p text:style-name="P5">[next]</text:p>
      <text:list xml:id="list557257859297310356" text:style-name="L73">
        <text:list-item>
          <text:p text:style-name="P91">TASK</text:p>
        </text:list-item>
      </text:list>
      <text:p text:style-name="P5">[further]</text:p>
      <text:list xml:id="list2947291765053942500" text:style-name="L74">
        <text:list-item>
          <text:p text:style-name="P92"/>
        </text:list-item>
      </text:list>
      <text:p text:style-name="P14"><text:line-break/><text:span text:style-name="T2">[/ XXX]</text:span></text:p>
      <text:p text:style-name="P14"/>
      <text:p text:style-name="P14"/>
      <text:p text:style-name="P14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5243026351940679572" text:style-name="L75">
        <text:list-item>
          <text:p text:style-name="P10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ext:soft-page-break/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356244" text:continue-numbering="true" text:style-name="L75">
        <text:list-item>
          <text:p text:style-name="P101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1197346202679511360" text:style-name="L76">
        <text:list-item>
          <text:p text:style-name="P15">git</text:p>
          <text:list>
            <text:list-item>
              <text:p text:style-name="P1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345445" text:continue-numbering="true" text:style-name="L76">
        <text:list-item>
          <text:list>
            <text:list-item>
              <text:p text:style-name="P1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3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list xml:id="list35358724" text:continue-numbering="true" text:style-name="L76">
        <text:list-item>
          <text:p text:style-name="P15">move “<text:span text:style-name="T5">@@@</text:span>”</text:p>
        </text:list-item>
        <text:list-item>
          <text:p text:style-name="P102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02T15:14:02.67</dc:date>
    <dc:creator>iwabuchi ken</dc:creator>
    <meta:editing-duration>P1DT11H24M45S</meta:editing-duration>
    <meta:editing-cycles>128</meta:editing-cycles>
    <meta:generator>OpenOffice/4.1.3$Win32 OpenOffice.org_project/413m1$Build-9783</meta:generator>
    <meta:document-statistic meta:table-count="5" meta:image-count="0" meta:object-count="0" meta:page-count="38" meta:paragraph-count="841" meta:word-count="3549" meta:character-count="23144"/>
  </office:meta>
</office:document-meta>
</file>